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5756in"/>
    </style:style>
    <style:style style:name="co3" style:family="table-column">
      <style:table-column-properties fo:break-before="auto" style:column-width="6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Link al Dato</text:p>
          </table:table-cell>
          <table:table-cell table:style-name="ce1" office:value-type="string" calcext:value-type="string">
            <text:p>Link al MD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2</text:p>
          </table:table-cell>
          <table:table-cell table:formula="of:=CONCATENATE(&quot;https://datos.hacienda.gov.py/odmh-core/rest/orden-transferencia/datos/orden-transferencia_&quot;;[.A2];&quot;-&quot;;[.B2];&quot;.zip&quot;)" office:value-type="string" office:string-value="https://datos.hacienda.gov.py/odmh-core/rest/orden-transferencia/datos/orden-transferencia_2010-12.zip" calcext:value-type="string">
            <text:p>https://datos.hacienda.gov.py/odmh-core/rest/orden-transferencia/datos/orden-transferencia_2010-12.zip</text:p>
          </table:table-cell>
          <table:table-cell table:formula="of:=CONCATENATE(&quot;https://datos.hacienda.gov.py/odmh-core/rest/orden-transferencia/datos/orden-transferencia_&quot;;[.A2];&quot;-&quot;;[.B2];&quot;.md5&quot;)" office:value-type="string" office:string-value="https://datos.hacienda.gov.py/odmh-core/rest/orden-transferencia/datos/orden-transferencia_2010-12.md5" calcext:value-type="string">
            <text:p>https://datos.hacienda.gov.py/odmh-core/rest/orden-transferencia/datos/orden-transferencia_2010-12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1</text:p>
          </table:table-cell>
          <table:table-cell table:formula="of:=CONCATENATE(&quot;https://datos.hacienda.gov.py/odmh-core/rest/orden-transferencia/datos/orden-transferencia_&quot;;[.A3];&quot;-&quot;;[.B3];&quot;.zip&quot;)" office:value-type="string" office:string-value="https://datos.hacienda.gov.py/odmh-core/rest/orden-transferencia/datos/orden-transferencia_2011-01.zip" calcext:value-type="string">
            <text:p>https://datos.hacienda.gov.py/odmh-core/rest/orden-transferencia/datos/orden-transferencia_2011-01.zip</text:p>
          </table:table-cell>
          <table:table-cell table:formula="of:=CONCATENATE(&quot;https://datos.hacienda.gov.py/odmh-core/rest/orden-transferencia/datos/orden-transferencia_&quot;;[.A3];&quot;-&quot;;[.B3];&quot;.md5&quot;)" office:value-type="string" office:string-value="https://datos.hacienda.gov.py/odmh-core/rest/orden-transferencia/datos/orden-transferencia_2011-01.md5" calcext:value-type="string">
            <text:p>https://datos.hacienda.gov.py/odmh-core/rest/orden-transferencia/datos/orden-transferencia_2011-01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2</text:p>
          </table:table-cell>
          <table:table-cell table:formula="of:=CONCATENATE(&quot;https://datos.hacienda.gov.py/odmh-core/rest/orden-transferencia/datos/orden-transferencia_&quot;;[.A4];&quot;-&quot;;[.B4];&quot;.zip&quot;)" office:value-type="string" office:string-value="https://datos.hacienda.gov.py/odmh-core/rest/orden-transferencia/datos/orden-transferencia_2011-02.zip" calcext:value-type="string">
            <text:p>https://datos.hacienda.gov.py/odmh-core/rest/orden-transferencia/datos/orden-transferencia_2011-02.zip</text:p>
          </table:table-cell>
          <table:table-cell table:formula="of:=CONCATENATE(&quot;https://datos.hacienda.gov.py/odmh-core/rest/orden-transferencia/datos/orden-transferencia_&quot;;[.A4];&quot;-&quot;;[.B4];&quot;.md5&quot;)" office:value-type="string" office:string-value="https://datos.hacienda.gov.py/odmh-core/rest/orden-transferencia/datos/orden-transferencia_2011-02.md5" calcext:value-type="string">
            <text:p>https://datos.hacienda.gov.py/odmh-core/rest/orden-transferencia/datos/orden-transferencia_2011-02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3</text:p>
          </table:table-cell>
          <table:table-cell table:formula="of:=CONCATENATE(&quot;https://datos.hacienda.gov.py/odmh-core/rest/orden-transferencia/datos/orden-transferencia_&quot;;[.A5];&quot;-&quot;;[.B5];&quot;.zip&quot;)" office:value-type="string" office:string-value="https://datos.hacienda.gov.py/odmh-core/rest/orden-transferencia/datos/orden-transferencia_2011-03.zip" calcext:value-type="string">
            <text:p>https://datos.hacienda.gov.py/odmh-core/rest/orden-transferencia/datos/orden-transferencia_2011-03.zip</text:p>
          </table:table-cell>
          <table:table-cell table:formula="of:=CONCATENATE(&quot;https://datos.hacienda.gov.py/odmh-core/rest/orden-transferencia/datos/orden-transferencia_&quot;;[.A5];&quot;-&quot;;[.B5];&quot;.md5&quot;)" office:value-type="string" office:string-value="https://datos.hacienda.gov.py/odmh-core/rest/orden-transferencia/datos/orden-transferencia_2011-03.md5" calcext:value-type="string">
            <text:p>https://datos.hacienda.gov.py/odmh-core/rest/orden-transferencia/datos/orden-transferencia_2011-03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4</text:p>
          </table:table-cell>
          <table:table-cell table:formula="of:=CONCATENATE(&quot;https://datos.hacienda.gov.py/odmh-core/rest/orden-transferencia/datos/orden-transferencia_&quot;;[.A6];&quot;-&quot;;[.B6];&quot;.zip&quot;)" office:value-type="string" office:string-value="https://datos.hacienda.gov.py/odmh-core/rest/orden-transferencia/datos/orden-transferencia_2011-04.zip" calcext:value-type="string">
            <text:p>https://datos.hacienda.gov.py/odmh-core/rest/orden-transferencia/datos/orden-transferencia_2011-04.zip</text:p>
          </table:table-cell>
          <table:table-cell table:formula="of:=CONCATENATE(&quot;https://datos.hacienda.gov.py/odmh-core/rest/orden-transferencia/datos/orden-transferencia_&quot;;[.A6];&quot;-&quot;;[.B6];&quot;.md5&quot;)" office:value-type="string" office:string-value="https://datos.hacienda.gov.py/odmh-core/rest/orden-transferencia/datos/orden-transferencia_2011-04.md5" calcext:value-type="string">
            <text:p>https://datos.hacienda.gov.py/odmh-core/rest/orden-transferencia/datos/orden-transferencia_2011-04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5</text:p>
          </table:table-cell>
          <table:table-cell table:formula="of:=CONCATENATE(&quot;https://datos.hacienda.gov.py/odmh-core/rest/orden-transferencia/datos/orden-transferencia_&quot;;[.A7];&quot;-&quot;;[.B7];&quot;.zip&quot;)" office:value-type="string" office:string-value="https://datos.hacienda.gov.py/odmh-core/rest/orden-transferencia/datos/orden-transferencia_2011-05.zip" calcext:value-type="string">
            <text:p>https://datos.hacienda.gov.py/odmh-core/rest/orden-transferencia/datos/orden-transferencia_2011-05.zip</text:p>
          </table:table-cell>
          <table:table-cell table:formula="of:=CONCATENATE(&quot;https://datos.hacienda.gov.py/odmh-core/rest/orden-transferencia/datos/orden-transferencia_&quot;;[.A7];&quot;-&quot;;[.B7];&quot;.md5&quot;)" office:value-type="string" office:string-value="https://datos.hacienda.gov.py/odmh-core/rest/orden-transferencia/datos/orden-transferencia_2011-05.md5" calcext:value-type="string">
            <text:p>https://datos.hacienda.gov.py/odmh-core/rest/orden-transferencia/datos/orden-transferencia_2011-05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6</text:p>
          </table:table-cell>
          <table:table-cell table:formula="of:=CONCATENATE(&quot;https://datos.hacienda.gov.py/odmh-core/rest/orden-transferencia/datos/orden-transferencia_&quot;;[.A8];&quot;-&quot;;[.B8];&quot;.zip&quot;)" office:value-type="string" office:string-value="https://datos.hacienda.gov.py/odmh-core/rest/orden-transferencia/datos/orden-transferencia_2011-06.zip" calcext:value-type="string">
            <text:p>https://datos.hacienda.gov.py/odmh-core/rest/orden-transferencia/datos/orden-transferencia_2011-06.zip</text:p>
          </table:table-cell>
          <table:table-cell table:formula="of:=CONCATENATE(&quot;https://datos.hacienda.gov.py/odmh-core/rest/orden-transferencia/datos/orden-transferencia_&quot;;[.A8];&quot;-&quot;;[.B8];&quot;.md5&quot;)" office:value-type="string" office:string-value="https://datos.hacienda.gov.py/odmh-core/rest/orden-transferencia/datos/orden-transferencia_2011-06.md5" calcext:value-type="string">
            <text:p>https://datos.hacienda.gov.py/odmh-core/rest/orden-transferencia/datos/orden-transferencia_2011-06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7</text:p>
          </table:table-cell>
          <table:table-cell table:formula="of:=CONCATENATE(&quot;https://datos.hacienda.gov.py/odmh-core/rest/orden-transferencia/datos/orden-transferencia_&quot;;[.A9];&quot;-&quot;;[.B9];&quot;.zip&quot;)" office:value-type="string" office:string-value="https://datos.hacienda.gov.py/odmh-core/rest/orden-transferencia/datos/orden-transferencia_2011-07.zip" calcext:value-type="string">
            <text:p>https://datos.hacienda.gov.py/odmh-core/rest/orden-transferencia/datos/orden-transferencia_2011-07.zip</text:p>
          </table:table-cell>
          <table:table-cell table:formula="of:=CONCATENATE(&quot;https://datos.hacienda.gov.py/odmh-core/rest/orden-transferencia/datos/orden-transferencia_&quot;;[.A9];&quot;-&quot;;[.B9];&quot;.md5&quot;)" office:value-type="string" office:string-value="https://datos.hacienda.gov.py/odmh-core/rest/orden-transferencia/datos/orden-transferencia_2011-07.md5" calcext:value-type="string">
            <text:p>https://datos.hacienda.gov.py/odmh-core/rest/orden-transferencia/datos/orden-transferencia_2011-07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8</text:p>
          </table:table-cell>
          <table:table-cell table:formula="of:=CONCATENATE(&quot;https://datos.hacienda.gov.py/odmh-core/rest/orden-transferencia/datos/orden-transferencia_&quot;;[.A10];&quot;-&quot;;[.B10];&quot;.zip&quot;)" office:value-type="string" office:string-value="https://datos.hacienda.gov.py/odmh-core/rest/orden-transferencia/datos/orden-transferencia_2011-08.zip" calcext:value-type="string">
            <text:p>https://datos.hacienda.gov.py/odmh-core/rest/orden-transferencia/datos/orden-transferencia_2011-08.zip</text:p>
          </table:table-cell>
          <table:table-cell table:formula="of:=CONCATENATE(&quot;https://datos.hacienda.gov.py/odmh-core/rest/orden-transferencia/datos/orden-transferencia_&quot;;[.A10];&quot;-&quot;;[.B10];&quot;.md5&quot;)" office:value-type="string" office:string-value="https://datos.hacienda.gov.py/odmh-core/rest/orden-transferencia/datos/orden-transferencia_2011-08.md5" calcext:value-type="string">
            <text:p>https://datos.hacienda.gov.py/odmh-core/rest/orden-transferencia/datos/orden-transferencia_2011-08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09</text:p>
          </table:table-cell>
          <table:table-cell table:formula="of:=CONCATENATE(&quot;https://datos.hacienda.gov.py/odmh-core/rest/orden-transferencia/datos/orden-transferencia_&quot;;[.A11];&quot;-&quot;;[.B11];&quot;.zip&quot;)" office:value-type="string" office:string-value="https://datos.hacienda.gov.py/odmh-core/rest/orden-transferencia/datos/orden-transferencia_2011-09.zip" calcext:value-type="string">
            <text:p>https://datos.hacienda.gov.py/odmh-core/rest/orden-transferencia/datos/orden-transferencia_2011-09.zip</text:p>
          </table:table-cell>
          <table:table-cell table:formula="of:=CONCATENATE(&quot;https://datos.hacienda.gov.py/odmh-core/rest/orden-transferencia/datos/orden-transferencia_&quot;;[.A11];&quot;-&quot;;[.B11];&quot;.md5&quot;)" office:value-type="string" office:string-value="https://datos.hacienda.gov.py/odmh-core/rest/orden-transferencia/datos/orden-transferencia_2011-09.md5" calcext:value-type="string">
            <text:p>https://datos.hacienda.gov.py/odmh-core/rest/orden-transferencia/datos/orden-transferencia_2011-09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0</text:p>
          </table:table-cell>
          <table:table-cell table:formula="of:=CONCATENATE(&quot;https://datos.hacienda.gov.py/odmh-core/rest/orden-transferencia/datos/orden-transferencia_&quot;;[.A12];&quot;-&quot;;[.B12];&quot;.zip&quot;)" office:value-type="string" office:string-value="https://datos.hacienda.gov.py/odmh-core/rest/orden-transferencia/datos/orden-transferencia_2011-10.zip" calcext:value-type="string">
            <text:p>https://datos.hacienda.gov.py/odmh-core/rest/orden-transferencia/datos/orden-transferencia_2011-10.zip</text:p>
          </table:table-cell>
          <table:table-cell table:formula="of:=CONCATENATE(&quot;https://datos.hacienda.gov.py/odmh-core/rest/orden-transferencia/datos/orden-transferencia_&quot;;[.A12];&quot;-&quot;;[.B12];&quot;.md5&quot;)" office:value-type="string" office:string-value="https://datos.hacienda.gov.py/odmh-core/rest/orden-transferencia/datos/orden-transferencia_2011-10.md5" calcext:value-type="string">
            <text:p>https://datos.hacienda.gov.py/odmh-core/rest/orden-transferencia/datos/orden-transferencia_2011-10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1</text:p>
          </table:table-cell>
          <table:table-cell table:formula="of:=CONCATENATE(&quot;https://datos.hacienda.gov.py/odmh-core/rest/orden-transferencia/datos/orden-transferencia_&quot;;[.A13];&quot;-&quot;;[.B13];&quot;.zip&quot;)" office:value-type="string" office:string-value="https://datos.hacienda.gov.py/odmh-core/rest/orden-transferencia/datos/orden-transferencia_2011-11.zip" calcext:value-type="string">
            <text:p>https://datos.hacienda.gov.py/odmh-core/rest/orden-transferencia/datos/orden-transferencia_2011-11.zip</text:p>
          </table:table-cell>
          <table:table-cell table:formula="of:=CONCATENATE(&quot;https://datos.hacienda.gov.py/odmh-core/rest/orden-transferencia/datos/orden-transferencia_&quot;;[.A13];&quot;-&quot;;[.B13];&quot;.md5&quot;)" office:value-type="string" office:string-value="https://datos.hacienda.gov.py/odmh-core/rest/orden-transferencia/datos/orden-transferencia_2011-11.md5" calcext:value-type="string">
            <text:p>https://datos.hacienda.gov.py/odmh-core/rest/orden-transferencia/datos/orden-transferencia_2011-11.md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</text:p>
          </table:table-cell>
          <table:table-cell table:formula="of:=CONCATENATE(&quot;https://datos.hacienda.gov.py/odmh-core/rest/orden-transferencia/datos/orden-transferencia_&quot;;[.A14];&quot;-&quot;;[.B14];&quot;.zip&quot;)" office:value-type="string" office:string-value="https://datos.hacienda.gov.py/odmh-core/rest/orden-transferencia/datos/orden-transferencia_2011-12.zip" calcext:value-type="string">
            <text:p>https://datos.hacienda.gov.py/odmh-core/rest/orden-transferencia/datos/orden-transferencia_2011-12.zip</text:p>
          </table:table-cell>
          <table:table-cell table:formula="of:=CONCATENATE(&quot;https://datos.hacienda.gov.py/odmh-core/rest/orden-transferencia/datos/orden-transferencia_&quot;;[.A14];&quot;-&quot;;[.B14];&quot;.md5&quot;)" office:value-type="string" office:string-value="https://datos.hacienda.gov.py/odmh-core/rest/orden-transferencia/datos/orden-transferencia_2011-12.md5" calcext:value-type="string">
            <text:p>https://datos.hacienda.gov.py/odmh-core/rest/orden-transferencia/datos/orden-transferencia_2011-12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1</text:p>
          </table:table-cell>
          <table:table-cell table:formula="of:=CONCATENATE(&quot;https://datos.hacienda.gov.py/odmh-core/rest/orden-transferencia/datos/orden-transferencia_&quot;;[.A15];&quot;-&quot;;[.B15];&quot;.zip&quot;)" office:value-type="string" office:string-value="https://datos.hacienda.gov.py/odmh-core/rest/orden-transferencia/datos/orden-transferencia_2012-01.zip" calcext:value-type="string">
            <text:p>https://datos.hacienda.gov.py/odmh-core/rest/orden-transferencia/datos/orden-transferencia_2012-01.zip</text:p>
          </table:table-cell>
          <table:table-cell table:formula="of:=CONCATENATE(&quot;https://datos.hacienda.gov.py/odmh-core/rest/orden-transferencia/datos/orden-transferencia_&quot;;[.A15];&quot;-&quot;;[.B15];&quot;.md5&quot;)" office:value-type="string" office:string-value="https://datos.hacienda.gov.py/odmh-core/rest/orden-transferencia/datos/orden-transferencia_2012-01.md5" calcext:value-type="string">
            <text:p>https://datos.hacienda.gov.py/odmh-core/rest/orden-transferencia/datos/orden-transferencia_2012-01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2</text:p>
          </table:table-cell>
          <table:table-cell table:formula="of:=CONCATENATE(&quot;https://datos.hacienda.gov.py/odmh-core/rest/orden-transferencia/datos/orden-transferencia_&quot;;[.A16];&quot;-&quot;;[.B16];&quot;.zip&quot;)" office:value-type="string" office:string-value="https://datos.hacienda.gov.py/odmh-core/rest/orden-transferencia/datos/orden-transferencia_2012-02.zip" calcext:value-type="string">
            <text:p>https://datos.hacienda.gov.py/odmh-core/rest/orden-transferencia/datos/orden-transferencia_2012-02.zip</text:p>
          </table:table-cell>
          <table:table-cell table:formula="of:=CONCATENATE(&quot;https://datos.hacienda.gov.py/odmh-core/rest/orden-transferencia/datos/orden-transferencia_&quot;;[.A16];&quot;-&quot;;[.B16];&quot;.md5&quot;)" office:value-type="string" office:string-value="https://datos.hacienda.gov.py/odmh-core/rest/orden-transferencia/datos/orden-transferencia_2012-02.md5" calcext:value-type="string">
            <text:p>https://datos.hacienda.gov.py/odmh-core/rest/orden-transferencia/datos/orden-transferencia_2012-02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3</text:p>
          </table:table-cell>
          <table:table-cell table:formula="of:=CONCATENATE(&quot;https://datos.hacienda.gov.py/odmh-core/rest/orden-transferencia/datos/orden-transferencia_&quot;;[.A17];&quot;-&quot;;[.B17];&quot;.zip&quot;)" office:value-type="string" office:string-value="https://datos.hacienda.gov.py/odmh-core/rest/orden-transferencia/datos/orden-transferencia_2012-03.zip" calcext:value-type="string">
            <text:p>https://datos.hacienda.gov.py/odmh-core/rest/orden-transferencia/datos/orden-transferencia_2012-03.zip</text:p>
          </table:table-cell>
          <table:table-cell table:formula="of:=CONCATENATE(&quot;https://datos.hacienda.gov.py/odmh-core/rest/orden-transferencia/datos/orden-transferencia_&quot;;[.A17];&quot;-&quot;;[.B17];&quot;.md5&quot;)" office:value-type="string" office:string-value="https://datos.hacienda.gov.py/odmh-core/rest/orden-transferencia/datos/orden-transferencia_2012-03.md5" calcext:value-type="string">
            <text:p>https://datos.hacienda.gov.py/odmh-core/rest/orden-transferencia/datos/orden-transferencia_2012-03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4</text:p>
          </table:table-cell>
          <table:table-cell table:formula="of:=CONCATENATE(&quot;https://datos.hacienda.gov.py/odmh-core/rest/orden-transferencia/datos/orden-transferencia_&quot;;[.A18];&quot;-&quot;;[.B18];&quot;.zip&quot;)" office:value-type="string" office:string-value="https://datos.hacienda.gov.py/odmh-core/rest/orden-transferencia/datos/orden-transferencia_2012-04.zip" calcext:value-type="string">
            <text:p>https://datos.hacienda.gov.py/odmh-core/rest/orden-transferencia/datos/orden-transferencia_2012-04.zip</text:p>
          </table:table-cell>
          <table:table-cell table:formula="of:=CONCATENATE(&quot;https://datos.hacienda.gov.py/odmh-core/rest/orden-transferencia/datos/orden-transferencia_&quot;;[.A18];&quot;-&quot;;[.B18];&quot;.md5&quot;)" office:value-type="string" office:string-value="https://datos.hacienda.gov.py/odmh-core/rest/orden-transferencia/datos/orden-transferencia_2012-04.md5" calcext:value-type="string">
            <text:p>https://datos.hacienda.gov.py/odmh-core/rest/orden-transferencia/datos/orden-transferencia_2012-04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5</text:p>
          </table:table-cell>
          <table:table-cell table:formula="of:=CONCATENATE(&quot;https://datos.hacienda.gov.py/odmh-core/rest/orden-transferencia/datos/orden-transferencia_&quot;;[.A19];&quot;-&quot;;[.B19];&quot;.zip&quot;)" office:value-type="string" office:string-value="https://datos.hacienda.gov.py/odmh-core/rest/orden-transferencia/datos/orden-transferencia_2012-05.zip" calcext:value-type="string">
            <text:p>https://datos.hacienda.gov.py/odmh-core/rest/orden-transferencia/datos/orden-transferencia_2012-05.zip</text:p>
          </table:table-cell>
          <table:table-cell table:formula="of:=CONCATENATE(&quot;https://datos.hacienda.gov.py/odmh-core/rest/orden-transferencia/datos/orden-transferencia_&quot;;[.A19];&quot;-&quot;;[.B19];&quot;.md5&quot;)" office:value-type="string" office:string-value="https://datos.hacienda.gov.py/odmh-core/rest/orden-transferencia/datos/orden-transferencia_2012-05.md5" calcext:value-type="string">
            <text:p>https://datos.hacienda.gov.py/odmh-core/rest/orden-transferencia/datos/orden-transferencia_2012-05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6</text:p>
          </table:table-cell>
          <table:table-cell table:formula="of:=CONCATENATE(&quot;https://datos.hacienda.gov.py/odmh-core/rest/orden-transferencia/datos/orden-transferencia_&quot;;[.A20];&quot;-&quot;;[.B20];&quot;.zip&quot;)" office:value-type="string" office:string-value="https://datos.hacienda.gov.py/odmh-core/rest/orden-transferencia/datos/orden-transferencia_2012-06.zip" calcext:value-type="string">
            <text:p>https://datos.hacienda.gov.py/odmh-core/rest/orden-transferencia/datos/orden-transferencia_2012-06.zip</text:p>
          </table:table-cell>
          <table:table-cell table:formula="of:=CONCATENATE(&quot;https://datos.hacienda.gov.py/odmh-core/rest/orden-transferencia/datos/orden-transferencia_&quot;;[.A20];&quot;-&quot;;[.B20];&quot;.md5&quot;)" office:value-type="string" office:string-value="https://datos.hacienda.gov.py/odmh-core/rest/orden-transferencia/datos/orden-transferencia_2012-06.md5" calcext:value-type="string">
            <text:p>https://datos.hacienda.gov.py/odmh-core/rest/orden-transferencia/datos/orden-transferencia_2012-06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7</text:p>
          </table:table-cell>
          <table:table-cell table:formula="of:=CONCATENATE(&quot;https://datos.hacienda.gov.py/odmh-core/rest/orden-transferencia/datos/orden-transferencia_&quot;;[.A21];&quot;-&quot;;[.B21];&quot;.zip&quot;)" office:value-type="string" office:string-value="https://datos.hacienda.gov.py/odmh-core/rest/orden-transferencia/datos/orden-transferencia_2012-07.zip" calcext:value-type="string">
            <text:p>https://datos.hacienda.gov.py/odmh-core/rest/orden-transferencia/datos/orden-transferencia_2012-07.zip</text:p>
          </table:table-cell>
          <table:table-cell table:formula="of:=CONCATENATE(&quot;https://datos.hacienda.gov.py/odmh-core/rest/orden-transferencia/datos/orden-transferencia_&quot;;[.A21];&quot;-&quot;;[.B21];&quot;.md5&quot;)" office:value-type="string" office:string-value="https://datos.hacienda.gov.py/odmh-core/rest/orden-transferencia/datos/orden-transferencia_2012-07.md5" calcext:value-type="string">
            <text:p>https://datos.hacienda.gov.py/odmh-core/rest/orden-transferencia/datos/orden-transferencia_2012-07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8</text:p>
          </table:table-cell>
          <table:table-cell table:formula="of:=CONCATENATE(&quot;https://datos.hacienda.gov.py/odmh-core/rest/orden-transferencia/datos/orden-transferencia_&quot;;[.A22];&quot;-&quot;;[.B22];&quot;.zip&quot;)" office:value-type="string" office:string-value="https://datos.hacienda.gov.py/odmh-core/rest/orden-transferencia/datos/orden-transferencia_2012-08.zip" calcext:value-type="string">
            <text:p>https://datos.hacienda.gov.py/odmh-core/rest/orden-transferencia/datos/orden-transferencia_2012-08.zip</text:p>
          </table:table-cell>
          <table:table-cell table:formula="of:=CONCATENATE(&quot;https://datos.hacienda.gov.py/odmh-core/rest/orden-transferencia/datos/orden-transferencia_&quot;;[.A22];&quot;-&quot;;[.B22];&quot;.md5&quot;)" office:value-type="string" office:string-value="https://datos.hacienda.gov.py/odmh-core/rest/orden-transferencia/datos/orden-transferencia_2012-08.md5" calcext:value-type="string">
            <text:p>https://datos.hacienda.gov.py/odmh-core/rest/orden-transferencia/datos/orden-transferencia_2012-08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09</text:p>
          </table:table-cell>
          <table:table-cell table:formula="of:=CONCATENATE(&quot;https://datos.hacienda.gov.py/odmh-core/rest/orden-transferencia/datos/orden-transferencia_&quot;;[.A23];&quot;-&quot;;[.B23];&quot;.zip&quot;)" office:value-type="string" office:string-value="https://datos.hacienda.gov.py/odmh-core/rest/orden-transferencia/datos/orden-transferencia_2012-09.zip" calcext:value-type="string">
            <text:p>https://datos.hacienda.gov.py/odmh-core/rest/orden-transferencia/datos/orden-transferencia_2012-09.zip</text:p>
          </table:table-cell>
          <table:table-cell table:formula="of:=CONCATENATE(&quot;https://datos.hacienda.gov.py/odmh-core/rest/orden-transferencia/datos/orden-transferencia_&quot;;[.A23];&quot;-&quot;;[.B23];&quot;.md5&quot;)" office:value-type="string" office:string-value="https://datos.hacienda.gov.py/odmh-core/rest/orden-transferencia/datos/orden-transferencia_2012-09.md5" calcext:value-type="string">
            <text:p>https://datos.hacienda.gov.py/odmh-core/rest/orden-transferencia/datos/orden-transferencia_2012-09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0</text:p>
          </table:table-cell>
          <table:table-cell table:formula="of:=CONCATENATE(&quot;https://datos.hacienda.gov.py/odmh-core/rest/orden-transferencia/datos/orden-transferencia_&quot;;[.A24];&quot;-&quot;;[.B24];&quot;.zip&quot;)" office:value-type="string" office:string-value="https://datos.hacienda.gov.py/odmh-core/rest/orden-transferencia/datos/orden-transferencia_2012-10.zip" calcext:value-type="string">
            <text:p>https://datos.hacienda.gov.py/odmh-core/rest/orden-transferencia/datos/orden-transferencia_2012-10.zip</text:p>
          </table:table-cell>
          <table:table-cell table:formula="of:=CONCATENATE(&quot;https://datos.hacienda.gov.py/odmh-core/rest/orden-transferencia/datos/orden-transferencia_&quot;;[.A24];&quot;-&quot;;[.B24];&quot;.md5&quot;)" office:value-type="string" office:string-value="https://datos.hacienda.gov.py/odmh-core/rest/orden-transferencia/datos/orden-transferencia_2012-10.md5" calcext:value-type="string">
            <text:p>https://datos.hacienda.gov.py/odmh-core/rest/orden-transferencia/datos/orden-transferencia_2012-10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1</text:p>
          </table:table-cell>
          <table:table-cell table:formula="of:=CONCATENATE(&quot;https://datos.hacienda.gov.py/odmh-core/rest/orden-transferencia/datos/orden-transferencia_&quot;;[.A25];&quot;-&quot;;[.B25];&quot;.zip&quot;)" office:value-type="string" office:string-value="https://datos.hacienda.gov.py/odmh-core/rest/orden-transferencia/datos/orden-transferencia_2012-11.zip" calcext:value-type="string">
            <text:p>https://datos.hacienda.gov.py/odmh-core/rest/orden-transferencia/datos/orden-transferencia_2012-11.zip</text:p>
          </table:table-cell>
          <table:table-cell table:formula="of:=CONCATENATE(&quot;https://datos.hacienda.gov.py/odmh-core/rest/orden-transferencia/datos/orden-transferencia_&quot;;[.A25];&quot;-&quot;;[.B25];&quot;.md5&quot;)" office:value-type="string" office:string-value="https://datos.hacienda.gov.py/odmh-core/rest/orden-transferencia/datos/orden-transferencia_2012-11.md5" calcext:value-type="string">
            <text:p>https://datos.hacienda.gov.py/odmh-core/rest/orden-transferencia/datos/orden-transferencia_2012-11.md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2</text:p>
          </table:table-cell>
          <table:table-cell table:formula="of:=CONCATENATE(&quot;https://datos.hacienda.gov.py/odmh-core/rest/orden-transferencia/datos/orden-transferencia_&quot;;[.A26];&quot;-&quot;;[.B26];&quot;.zip&quot;)" office:value-type="string" office:string-value="https://datos.hacienda.gov.py/odmh-core/rest/orden-transferencia/datos/orden-transferencia_2012-12.zip" calcext:value-type="string">
            <text:p>https://datos.hacienda.gov.py/odmh-core/rest/orden-transferencia/datos/orden-transferencia_2012-12.zip</text:p>
          </table:table-cell>
          <table:table-cell table:formula="of:=CONCATENATE(&quot;https://datos.hacienda.gov.py/odmh-core/rest/orden-transferencia/datos/orden-transferencia_&quot;;[.A26];&quot;-&quot;;[.B26];&quot;.md5&quot;)" office:value-type="string" office:string-value="https://datos.hacienda.gov.py/odmh-core/rest/orden-transferencia/datos/orden-transferencia_2012-12.md5" calcext:value-type="string">
            <text:p>https://datos.hacienda.gov.py/odmh-core/rest/orden-transferencia/datos/orden-transferencia_2012-12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1</text:p>
          </table:table-cell>
          <table:table-cell table:formula="of:=CONCATENATE(&quot;https://datos.hacienda.gov.py/odmh-core/rest/orden-transferencia/datos/orden-transferencia_&quot;;[.A27];&quot;-&quot;;[.B27];&quot;.zip&quot;)" office:value-type="string" office:string-value="https://datos.hacienda.gov.py/odmh-core/rest/orden-transferencia/datos/orden-transferencia_2013-01.zip" calcext:value-type="string">
            <text:p>https://datos.hacienda.gov.py/odmh-core/rest/orden-transferencia/datos/orden-transferencia_2013-01.zip</text:p>
          </table:table-cell>
          <table:table-cell table:formula="of:=CONCATENATE(&quot;https://datos.hacienda.gov.py/odmh-core/rest/orden-transferencia/datos/orden-transferencia_&quot;;[.A27];&quot;-&quot;;[.B27];&quot;.md5&quot;)" office:value-type="string" office:string-value="https://datos.hacienda.gov.py/odmh-core/rest/orden-transferencia/datos/orden-transferencia_2013-01.md5" calcext:value-type="string">
            <text:p>https://datos.hacienda.gov.py/odmh-core/rest/orden-transferencia/datos/orden-transferencia_2013-01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2</text:p>
          </table:table-cell>
          <table:table-cell table:formula="of:=CONCATENATE(&quot;https://datos.hacienda.gov.py/odmh-core/rest/orden-transferencia/datos/orden-transferencia_&quot;;[.A28];&quot;-&quot;;[.B28];&quot;.zip&quot;)" office:value-type="string" office:string-value="https://datos.hacienda.gov.py/odmh-core/rest/orden-transferencia/datos/orden-transferencia_2013-02.zip" calcext:value-type="string">
            <text:p>https://datos.hacienda.gov.py/odmh-core/rest/orden-transferencia/datos/orden-transferencia_2013-02.zip</text:p>
          </table:table-cell>
          <table:table-cell table:formula="of:=CONCATENATE(&quot;https://datos.hacienda.gov.py/odmh-core/rest/orden-transferencia/datos/orden-transferencia_&quot;;[.A28];&quot;-&quot;;[.B28];&quot;.md5&quot;)" office:value-type="string" office:string-value="https://datos.hacienda.gov.py/odmh-core/rest/orden-transferencia/datos/orden-transferencia_2013-02.md5" calcext:value-type="string">
            <text:p>https://datos.hacienda.gov.py/odmh-core/rest/orden-transferencia/datos/orden-transferencia_2013-02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3</text:p>
          </table:table-cell>
          <table:table-cell table:formula="of:=CONCATENATE(&quot;https://datos.hacienda.gov.py/odmh-core/rest/orden-transferencia/datos/orden-transferencia_&quot;;[.A29];&quot;-&quot;;[.B29];&quot;.zip&quot;)" office:value-type="string" office:string-value="https://datos.hacienda.gov.py/odmh-core/rest/orden-transferencia/datos/orden-transferencia_2013-03.zip" calcext:value-type="string">
            <text:p>https://datos.hacienda.gov.py/odmh-core/rest/orden-transferencia/datos/orden-transferencia_2013-03.zip</text:p>
          </table:table-cell>
          <table:table-cell table:formula="of:=CONCATENATE(&quot;https://datos.hacienda.gov.py/odmh-core/rest/orden-transferencia/datos/orden-transferencia_&quot;;[.A29];&quot;-&quot;;[.B29];&quot;.md5&quot;)" office:value-type="string" office:string-value="https://datos.hacienda.gov.py/odmh-core/rest/orden-transferencia/datos/orden-transferencia_2013-03.md5" calcext:value-type="string">
            <text:p>https://datos.hacienda.gov.py/odmh-core/rest/orden-transferencia/datos/orden-transferencia_2013-03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4</text:p>
          </table:table-cell>
          <table:table-cell table:formula="of:=CONCATENATE(&quot;https://datos.hacienda.gov.py/odmh-core/rest/orden-transferencia/datos/orden-transferencia_&quot;;[.A30];&quot;-&quot;;[.B30];&quot;.zip&quot;)" office:value-type="string" office:string-value="https://datos.hacienda.gov.py/odmh-core/rest/orden-transferencia/datos/orden-transferencia_2013-04.zip" calcext:value-type="string">
            <text:p>https://datos.hacienda.gov.py/odmh-core/rest/orden-transferencia/datos/orden-transferencia_2013-04.zip</text:p>
          </table:table-cell>
          <table:table-cell table:formula="of:=CONCATENATE(&quot;https://datos.hacienda.gov.py/odmh-core/rest/orden-transferencia/datos/orden-transferencia_&quot;;[.A30];&quot;-&quot;;[.B30];&quot;.md5&quot;)" office:value-type="string" office:string-value="https://datos.hacienda.gov.py/odmh-core/rest/orden-transferencia/datos/orden-transferencia_2013-04.md5" calcext:value-type="string">
            <text:p>https://datos.hacienda.gov.py/odmh-core/rest/orden-transferencia/datos/orden-transferencia_2013-04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5</text:p>
          </table:table-cell>
          <table:table-cell table:formula="of:=CONCATENATE(&quot;https://datos.hacienda.gov.py/odmh-core/rest/orden-transferencia/datos/orden-transferencia_&quot;;[.A31];&quot;-&quot;;[.B31];&quot;.zip&quot;)" office:value-type="string" office:string-value="https://datos.hacienda.gov.py/odmh-core/rest/orden-transferencia/datos/orden-transferencia_2013-05.zip" calcext:value-type="string">
            <text:p>https://datos.hacienda.gov.py/odmh-core/rest/orden-transferencia/datos/orden-transferencia_2013-05.zip</text:p>
          </table:table-cell>
          <table:table-cell table:formula="of:=CONCATENATE(&quot;https://datos.hacienda.gov.py/odmh-core/rest/orden-transferencia/datos/orden-transferencia_&quot;;[.A31];&quot;-&quot;;[.B31];&quot;.md5&quot;)" office:value-type="string" office:string-value="https://datos.hacienda.gov.py/odmh-core/rest/orden-transferencia/datos/orden-transferencia_2013-05.md5" calcext:value-type="string">
            <text:p>https://datos.hacienda.gov.py/odmh-core/rest/orden-transferencia/datos/orden-transferencia_2013-05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6</text:p>
          </table:table-cell>
          <table:table-cell table:formula="of:=CONCATENATE(&quot;https://datos.hacienda.gov.py/odmh-core/rest/orden-transferencia/datos/orden-transferencia_&quot;;[.A32];&quot;-&quot;;[.B32];&quot;.zip&quot;)" office:value-type="string" office:string-value="https://datos.hacienda.gov.py/odmh-core/rest/orden-transferencia/datos/orden-transferencia_2013-06.zip" calcext:value-type="string">
            <text:p>https://datos.hacienda.gov.py/odmh-core/rest/orden-transferencia/datos/orden-transferencia_2013-06.zip</text:p>
          </table:table-cell>
          <table:table-cell table:formula="of:=CONCATENATE(&quot;https://datos.hacienda.gov.py/odmh-core/rest/orden-transferencia/datos/orden-transferencia_&quot;;[.A32];&quot;-&quot;;[.B32];&quot;.md5&quot;)" office:value-type="string" office:string-value="https://datos.hacienda.gov.py/odmh-core/rest/orden-transferencia/datos/orden-transferencia_2013-06.md5" calcext:value-type="string">
            <text:p>https://datos.hacienda.gov.py/odmh-core/rest/orden-transferencia/datos/orden-transferencia_2013-06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7</text:p>
          </table:table-cell>
          <table:table-cell table:formula="of:=CONCATENATE(&quot;https://datos.hacienda.gov.py/odmh-core/rest/orden-transferencia/datos/orden-transferencia_&quot;;[.A33];&quot;-&quot;;[.B33];&quot;.zip&quot;)" office:value-type="string" office:string-value="https://datos.hacienda.gov.py/odmh-core/rest/orden-transferencia/datos/orden-transferencia_2013-07.zip" calcext:value-type="string">
            <text:p>https://datos.hacienda.gov.py/odmh-core/rest/orden-transferencia/datos/orden-transferencia_2013-07.zip</text:p>
          </table:table-cell>
          <table:table-cell table:formula="of:=CONCATENATE(&quot;https://datos.hacienda.gov.py/odmh-core/rest/orden-transferencia/datos/orden-transferencia_&quot;;[.A33];&quot;-&quot;;[.B33];&quot;.md5&quot;)" office:value-type="string" office:string-value="https://datos.hacienda.gov.py/odmh-core/rest/orden-transferencia/datos/orden-transferencia_2013-07.md5" calcext:value-type="string">
            <text:p>https://datos.hacienda.gov.py/odmh-core/rest/orden-transferencia/datos/orden-transferencia_2013-07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8</text:p>
          </table:table-cell>
          <table:table-cell table:formula="of:=CONCATENATE(&quot;https://datos.hacienda.gov.py/odmh-core/rest/orden-transferencia/datos/orden-transferencia_&quot;;[.A34];&quot;-&quot;;[.B34];&quot;.zip&quot;)" office:value-type="string" office:string-value="https://datos.hacienda.gov.py/odmh-core/rest/orden-transferencia/datos/orden-transferencia_2013-08.zip" calcext:value-type="string">
            <text:p>https://datos.hacienda.gov.py/odmh-core/rest/orden-transferencia/datos/orden-transferencia_2013-08.zip</text:p>
          </table:table-cell>
          <table:table-cell table:formula="of:=CONCATENATE(&quot;https://datos.hacienda.gov.py/odmh-core/rest/orden-transferencia/datos/orden-transferencia_&quot;;[.A34];&quot;-&quot;;[.B34];&quot;.md5&quot;)" office:value-type="string" office:string-value="https://datos.hacienda.gov.py/odmh-core/rest/orden-transferencia/datos/orden-transferencia_2013-08.md5" calcext:value-type="string">
            <text:p>https://datos.hacienda.gov.py/odmh-core/rest/orden-transferencia/datos/orden-transferencia_2013-08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09</text:p>
          </table:table-cell>
          <table:table-cell table:formula="of:=CONCATENATE(&quot;https://datos.hacienda.gov.py/odmh-core/rest/orden-transferencia/datos/orden-transferencia_&quot;;[.A35];&quot;-&quot;;[.B35];&quot;.zip&quot;)" office:value-type="string" office:string-value="https://datos.hacienda.gov.py/odmh-core/rest/orden-transferencia/datos/orden-transferencia_2013-09.zip" calcext:value-type="string">
            <text:p>https://datos.hacienda.gov.py/odmh-core/rest/orden-transferencia/datos/orden-transferencia_2013-09.zip</text:p>
          </table:table-cell>
          <table:table-cell table:formula="of:=CONCATENATE(&quot;https://datos.hacienda.gov.py/odmh-core/rest/orden-transferencia/datos/orden-transferencia_&quot;;[.A35];&quot;-&quot;;[.B35];&quot;.md5&quot;)" office:value-type="string" office:string-value="https://datos.hacienda.gov.py/odmh-core/rest/orden-transferencia/datos/orden-transferencia_2013-09.md5" calcext:value-type="string">
            <text:p>https://datos.hacienda.gov.py/odmh-core/rest/orden-transferencia/datos/orden-transferencia_2013-09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0</text:p>
          </table:table-cell>
          <table:table-cell table:formula="of:=CONCATENATE(&quot;https://datos.hacienda.gov.py/odmh-core/rest/orden-transferencia/datos/orden-transferencia_&quot;;[.A36];&quot;-&quot;;[.B36];&quot;.zip&quot;)" office:value-type="string" office:string-value="https://datos.hacienda.gov.py/odmh-core/rest/orden-transferencia/datos/orden-transferencia_2013-10.zip" calcext:value-type="string">
            <text:p>https://datos.hacienda.gov.py/odmh-core/rest/orden-transferencia/datos/orden-transferencia_2013-10.zip</text:p>
          </table:table-cell>
          <table:table-cell table:formula="of:=CONCATENATE(&quot;https://datos.hacienda.gov.py/odmh-core/rest/orden-transferencia/datos/orden-transferencia_&quot;;[.A36];&quot;-&quot;;[.B36];&quot;.md5&quot;)" office:value-type="string" office:string-value="https://datos.hacienda.gov.py/odmh-core/rest/orden-transferencia/datos/orden-transferencia_2013-10.md5" calcext:value-type="string">
            <text:p>https://datos.hacienda.gov.py/odmh-core/rest/orden-transferencia/datos/orden-transferencia_2013-10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1</text:p>
          </table:table-cell>
          <table:table-cell table:formula="of:=CONCATENATE(&quot;https://datos.hacienda.gov.py/odmh-core/rest/orden-transferencia/datos/orden-transferencia_&quot;;[.A37];&quot;-&quot;;[.B37];&quot;.zip&quot;)" office:value-type="string" office:string-value="https://datos.hacienda.gov.py/odmh-core/rest/orden-transferencia/datos/orden-transferencia_2013-11.zip" calcext:value-type="string">
            <text:p>https://datos.hacienda.gov.py/odmh-core/rest/orden-transferencia/datos/orden-transferencia_2013-11.zip</text:p>
          </table:table-cell>
          <table:table-cell table:formula="of:=CONCATENATE(&quot;https://datos.hacienda.gov.py/odmh-core/rest/orden-transferencia/datos/orden-transferencia_&quot;;[.A37];&quot;-&quot;;[.B37];&quot;.md5&quot;)" office:value-type="string" office:string-value="https://datos.hacienda.gov.py/odmh-core/rest/orden-transferencia/datos/orden-transferencia_2013-11.md5" calcext:value-type="string">
            <text:p>https://datos.hacienda.gov.py/odmh-core/rest/orden-transferencia/datos/orden-transferencia_2013-11.md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</text:p>
          </table:table-cell>
          <table:table-cell table:formula="of:=CONCATENATE(&quot;https://datos.hacienda.gov.py/odmh-core/rest/orden-transferencia/datos/orden-transferencia_&quot;;[.A38];&quot;-&quot;;[.B38];&quot;.zip&quot;)" office:value-type="string" office:string-value="https://datos.hacienda.gov.py/odmh-core/rest/orden-transferencia/datos/orden-transferencia_2013-12.zip" calcext:value-type="string">
            <text:p>https://datos.hacienda.gov.py/odmh-core/rest/orden-transferencia/datos/orden-transferencia_2013-12.zip</text:p>
          </table:table-cell>
          <table:table-cell table:formula="of:=CONCATENATE(&quot;https://datos.hacienda.gov.py/odmh-core/rest/orden-transferencia/datos/orden-transferencia_&quot;;[.A38];&quot;-&quot;;[.B38];&quot;.md5&quot;)" office:value-type="string" office:string-value="https://datos.hacienda.gov.py/odmh-core/rest/orden-transferencia/datos/orden-transferencia_2013-12.md5" calcext:value-type="string">
            <text:p>https://datos.hacienda.gov.py/odmh-core/rest/orden-transferencia/datos/orden-transferencia_2013-12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1</text:p>
          </table:table-cell>
          <table:table-cell table:formula="of:=CONCATENATE(&quot;https://datos.hacienda.gov.py/odmh-core/rest/orden-transferencia/datos/orden-transferencia_&quot;;[.A39];&quot;-&quot;;[.B39];&quot;.zip&quot;)" office:value-type="string" office:string-value="https://datos.hacienda.gov.py/odmh-core/rest/orden-transferencia/datos/orden-transferencia_2014-01.zip" calcext:value-type="string">
            <text:p>https://datos.hacienda.gov.py/odmh-core/rest/orden-transferencia/datos/orden-transferencia_2014-01.zip</text:p>
          </table:table-cell>
          <table:table-cell table:formula="of:=CONCATENATE(&quot;https://datos.hacienda.gov.py/odmh-core/rest/orden-transferencia/datos/orden-transferencia_&quot;;[.A39];&quot;-&quot;;[.B39];&quot;.md5&quot;)" office:value-type="string" office:string-value="https://datos.hacienda.gov.py/odmh-core/rest/orden-transferencia/datos/orden-transferencia_2014-01.md5" calcext:value-type="string">
            <text:p>https://datos.hacienda.gov.py/odmh-core/rest/orden-transferencia/datos/orden-transferencia_2014-01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2</text:p>
          </table:table-cell>
          <table:table-cell table:formula="of:=CONCATENATE(&quot;https://datos.hacienda.gov.py/odmh-core/rest/orden-transferencia/datos/orden-transferencia_&quot;;[.A40];&quot;-&quot;;[.B40];&quot;.zip&quot;)" office:value-type="string" office:string-value="https://datos.hacienda.gov.py/odmh-core/rest/orden-transferencia/datos/orden-transferencia_2014-02.zip" calcext:value-type="string">
            <text:p>https://datos.hacienda.gov.py/odmh-core/rest/orden-transferencia/datos/orden-transferencia_2014-02.zip</text:p>
          </table:table-cell>
          <table:table-cell table:formula="of:=CONCATENATE(&quot;https://datos.hacienda.gov.py/odmh-core/rest/orden-transferencia/datos/orden-transferencia_&quot;;[.A40];&quot;-&quot;;[.B40];&quot;.md5&quot;)" office:value-type="string" office:string-value="https://datos.hacienda.gov.py/odmh-core/rest/orden-transferencia/datos/orden-transferencia_2014-02.md5" calcext:value-type="string">
            <text:p>https://datos.hacienda.gov.py/odmh-core/rest/orden-transferencia/datos/orden-transferencia_2014-02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3</text:p>
          </table:table-cell>
          <table:table-cell table:formula="of:=CONCATENATE(&quot;https://datos.hacienda.gov.py/odmh-core/rest/orden-transferencia/datos/orden-transferencia_&quot;;[.A41];&quot;-&quot;;[.B41];&quot;.zip&quot;)" office:value-type="string" office:string-value="https://datos.hacienda.gov.py/odmh-core/rest/orden-transferencia/datos/orden-transferencia_2014-03.zip" calcext:value-type="string">
            <text:p>https://datos.hacienda.gov.py/odmh-core/rest/orden-transferencia/datos/orden-transferencia_2014-03.zip</text:p>
          </table:table-cell>
          <table:table-cell table:formula="of:=CONCATENATE(&quot;https://datos.hacienda.gov.py/odmh-core/rest/orden-transferencia/datos/orden-transferencia_&quot;;[.A41];&quot;-&quot;;[.B41];&quot;.md5&quot;)" office:value-type="string" office:string-value="https://datos.hacienda.gov.py/odmh-core/rest/orden-transferencia/datos/orden-transferencia_2014-03.md5" calcext:value-type="string">
            <text:p>https://datos.hacienda.gov.py/odmh-core/rest/orden-transferencia/datos/orden-transferencia_2014-03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4</text:p>
          </table:table-cell>
          <table:table-cell table:formula="of:=CONCATENATE(&quot;https://datos.hacienda.gov.py/odmh-core/rest/orden-transferencia/datos/orden-transferencia_&quot;;[.A42];&quot;-&quot;;[.B42];&quot;.zip&quot;)" office:value-type="string" office:string-value="https://datos.hacienda.gov.py/odmh-core/rest/orden-transferencia/datos/orden-transferencia_2014-04.zip" calcext:value-type="string">
            <text:p>https://datos.hacienda.gov.py/odmh-core/rest/orden-transferencia/datos/orden-transferencia_2014-04.zip</text:p>
          </table:table-cell>
          <table:table-cell table:formula="of:=CONCATENATE(&quot;https://datos.hacienda.gov.py/odmh-core/rest/orden-transferencia/datos/orden-transferencia_&quot;;[.A42];&quot;-&quot;;[.B42];&quot;.md5&quot;)" office:value-type="string" office:string-value="https://datos.hacienda.gov.py/odmh-core/rest/orden-transferencia/datos/orden-transferencia_2014-04.md5" calcext:value-type="string">
            <text:p>https://datos.hacienda.gov.py/odmh-core/rest/orden-transferencia/datos/orden-transferencia_2014-04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5</text:p>
          </table:table-cell>
          <table:table-cell table:formula="of:=CONCATENATE(&quot;https://datos.hacienda.gov.py/odmh-core/rest/orden-transferencia/datos/orden-transferencia_&quot;;[.A43];&quot;-&quot;;[.B43];&quot;.zip&quot;)" office:value-type="string" office:string-value="https://datos.hacienda.gov.py/odmh-core/rest/orden-transferencia/datos/orden-transferencia_2014-05.zip" calcext:value-type="string">
            <text:p>https://datos.hacienda.gov.py/odmh-core/rest/orden-transferencia/datos/orden-transferencia_2014-05.zip</text:p>
          </table:table-cell>
          <table:table-cell table:formula="of:=CONCATENATE(&quot;https://datos.hacienda.gov.py/odmh-core/rest/orden-transferencia/datos/orden-transferencia_&quot;;[.A43];&quot;-&quot;;[.B43];&quot;.md5&quot;)" office:value-type="string" office:string-value="https://datos.hacienda.gov.py/odmh-core/rest/orden-transferencia/datos/orden-transferencia_2014-05.md5" calcext:value-type="string">
            <text:p>https://datos.hacienda.gov.py/odmh-core/rest/orden-transferencia/datos/orden-transferencia_2014-05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6</text:p>
          </table:table-cell>
          <table:table-cell table:formula="of:=CONCATENATE(&quot;https://datos.hacienda.gov.py/odmh-core/rest/orden-transferencia/datos/orden-transferencia_&quot;;[.A44];&quot;-&quot;;[.B44];&quot;.zip&quot;)" office:value-type="string" office:string-value="https://datos.hacienda.gov.py/odmh-core/rest/orden-transferencia/datos/orden-transferencia_2014-06.zip" calcext:value-type="string">
            <text:p>https://datos.hacienda.gov.py/odmh-core/rest/orden-transferencia/datos/orden-transferencia_2014-06.zip</text:p>
          </table:table-cell>
          <table:table-cell table:formula="of:=CONCATENATE(&quot;https://datos.hacienda.gov.py/odmh-core/rest/orden-transferencia/datos/orden-transferencia_&quot;;[.A44];&quot;-&quot;;[.B44];&quot;.md5&quot;)" office:value-type="string" office:string-value="https://datos.hacienda.gov.py/odmh-core/rest/orden-transferencia/datos/orden-transferencia_2014-06.md5" calcext:value-type="string">
            <text:p>https://datos.hacienda.gov.py/odmh-core/rest/orden-transferencia/datos/orden-transferencia_2014-06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7</text:p>
          </table:table-cell>
          <table:table-cell table:formula="of:=CONCATENATE(&quot;https://datos.hacienda.gov.py/odmh-core/rest/orden-transferencia/datos/orden-transferencia_&quot;;[.A45];&quot;-&quot;;[.B45];&quot;.zip&quot;)" office:value-type="string" office:string-value="https://datos.hacienda.gov.py/odmh-core/rest/orden-transferencia/datos/orden-transferencia_2014-07.zip" calcext:value-type="string">
            <text:p>https://datos.hacienda.gov.py/odmh-core/rest/orden-transferencia/datos/orden-transferencia_2014-07.zip</text:p>
          </table:table-cell>
          <table:table-cell table:formula="of:=CONCATENATE(&quot;https://datos.hacienda.gov.py/odmh-core/rest/orden-transferencia/datos/orden-transferencia_&quot;;[.A45];&quot;-&quot;;[.B45];&quot;.md5&quot;)" office:value-type="string" office:string-value="https://datos.hacienda.gov.py/odmh-core/rest/orden-transferencia/datos/orden-transferencia_2014-07.md5" calcext:value-type="string">
            <text:p>https://datos.hacienda.gov.py/odmh-core/rest/orden-transferencia/datos/orden-transferencia_2014-07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8</text:p>
          </table:table-cell>
          <table:table-cell table:formula="of:=CONCATENATE(&quot;https://datos.hacienda.gov.py/odmh-core/rest/orden-transferencia/datos/orden-transferencia_&quot;;[.A46];&quot;-&quot;;[.B46];&quot;.zip&quot;)" office:value-type="string" office:string-value="https://datos.hacienda.gov.py/odmh-core/rest/orden-transferencia/datos/orden-transferencia_2014-08.zip" calcext:value-type="string">
            <text:p>https://datos.hacienda.gov.py/odmh-core/rest/orden-transferencia/datos/orden-transferencia_2014-08.zip</text:p>
          </table:table-cell>
          <table:table-cell table:formula="of:=CONCATENATE(&quot;https://datos.hacienda.gov.py/odmh-core/rest/orden-transferencia/datos/orden-transferencia_&quot;;[.A46];&quot;-&quot;;[.B46];&quot;.md5&quot;)" office:value-type="string" office:string-value="https://datos.hacienda.gov.py/odmh-core/rest/orden-transferencia/datos/orden-transferencia_2014-08.md5" calcext:value-type="string">
            <text:p>https://datos.hacienda.gov.py/odmh-core/rest/orden-transferencia/datos/orden-transferencia_2014-08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09</text:p>
          </table:table-cell>
          <table:table-cell table:formula="of:=CONCATENATE(&quot;https://datos.hacienda.gov.py/odmh-core/rest/orden-transferencia/datos/orden-transferencia_&quot;;[.A47];&quot;-&quot;;[.B47];&quot;.zip&quot;)" office:value-type="string" office:string-value="https://datos.hacienda.gov.py/odmh-core/rest/orden-transferencia/datos/orden-transferencia_2014-09.zip" calcext:value-type="string">
            <text:p>https://datos.hacienda.gov.py/odmh-core/rest/orden-transferencia/datos/orden-transferencia_2014-09.zip</text:p>
          </table:table-cell>
          <table:table-cell table:formula="of:=CONCATENATE(&quot;https://datos.hacienda.gov.py/odmh-core/rest/orden-transferencia/datos/orden-transferencia_&quot;;[.A47];&quot;-&quot;;[.B47];&quot;.md5&quot;)" office:value-type="string" office:string-value="https://datos.hacienda.gov.py/odmh-core/rest/orden-transferencia/datos/orden-transferencia_2014-09.md5" calcext:value-type="string">
            <text:p>https://datos.hacienda.gov.py/odmh-core/rest/orden-transferencia/datos/orden-transferencia_2014-09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0</text:p>
          </table:table-cell>
          <table:table-cell table:formula="of:=CONCATENATE(&quot;https://datos.hacienda.gov.py/odmh-core/rest/orden-transferencia/datos/orden-transferencia_&quot;;[.A48];&quot;-&quot;;[.B48];&quot;.zip&quot;)" office:value-type="string" office:string-value="https://datos.hacienda.gov.py/odmh-core/rest/orden-transferencia/datos/orden-transferencia_2014-10.zip" calcext:value-type="string">
            <text:p>https://datos.hacienda.gov.py/odmh-core/rest/orden-transferencia/datos/orden-transferencia_2014-10.zip</text:p>
          </table:table-cell>
          <table:table-cell table:formula="of:=CONCATENATE(&quot;https://datos.hacienda.gov.py/odmh-core/rest/orden-transferencia/datos/orden-transferencia_&quot;;[.A48];&quot;-&quot;;[.B48];&quot;.md5&quot;)" office:value-type="string" office:string-value="https://datos.hacienda.gov.py/odmh-core/rest/orden-transferencia/datos/orden-transferencia_2014-10.md5" calcext:value-type="string">
            <text:p>https://datos.hacienda.gov.py/odmh-core/rest/orden-transferencia/datos/orden-transferencia_2014-10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1</text:p>
          </table:table-cell>
          <table:table-cell table:formula="of:=CONCATENATE(&quot;https://datos.hacienda.gov.py/odmh-core/rest/orden-transferencia/datos/orden-transferencia_&quot;;[.A49];&quot;-&quot;;[.B49];&quot;.zip&quot;)" office:value-type="string" office:string-value="https://datos.hacienda.gov.py/odmh-core/rest/orden-transferencia/datos/orden-transferencia_2014-11.zip" calcext:value-type="string">
            <text:p>https://datos.hacienda.gov.py/odmh-core/rest/orden-transferencia/datos/orden-transferencia_2014-11.zip</text:p>
          </table:table-cell>
          <table:table-cell table:formula="of:=CONCATENATE(&quot;https://datos.hacienda.gov.py/odmh-core/rest/orden-transferencia/datos/orden-transferencia_&quot;;[.A49];&quot;-&quot;;[.B49];&quot;.md5&quot;)" office:value-type="string" office:string-value="https://datos.hacienda.gov.py/odmh-core/rest/orden-transferencia/datos/orden-transferencia_2014-11.md5" calcext:value-type="string">
            <text:p>https://datos.hacienda.gov.py/odmh-core/rest/orden-transferencia/datos/orden-transferencia_2014-11.md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2</text:p>
          </table:table-cell>
          <table:table-cell table:formula="of:=CONCATENATE(&quot;https://datos.hacienda.gov.py/odmh-core/rest/orden-transferencia/datos/orden-transferencia_&quot;;[.A50];&quot;-&quot;;[.B50];&quot;.zip&quot;)" office:value-type="string" office:string-value="https://datos.hacienda.gov.py/odmh-core/rest/orden-transferencia/datos/orden-transferencia_2014-12.zip" calcext:value-type="string">
            <text:p>https://datos.hacienda.gov.py/odmh-core/rest/orden-transferencia/datos/orden-transferencia_2014-12.zip</text:p>
          </table:table-cell>
          <table:table-cell table:formula="of:=CONCATENATE(&quot;https://datos.hacienda.gov.py/odmh-core/rest/orden-transferencia/datos/orden-transferencia_&quot;;[.A50];&quot;-&quot;;[.B50];&quot;.md5&quot;)" office:value-type="string" office:string-value="https://datos.hacienda.gov.py/odmh-core/rest/orden-transferencia/datos/orden-transferencia_2014-12.md5" calcext:value-type="string">
            <text:p>https://datos.hacienda.gov.py/odmh-core/rest/orden-transferencia/datos/orden-transferencia_2014-12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1</text:p>
          </table:table-cell>
          <table:table-cell table:formula="of:=CONCATENATE(&quot;https://datos.hacienda.gov.py/odmh-core/rest/orden-transferencia/datos/orden-transferencia_&quot;;[.A51];&quot;-&quot;;[.B51];&quot;.zip&quot;)" office:value-type="string" office:string-value="https://datos.hacienda.gov.py/odmh-core/rest/orden-transferencia/datos/orden-transferencia_2015-01.zip" calcext:value-type="string">
            <text:p>https://datos.hacienda.gov.py/odmh-core/rest/orden-transferencia/datos/orden-transferencia_2015-01.zip</text:p>
          </table:table-cell>
          <table:table-cell table:formula="of:=CONCATENATE(&quot;https://datos.hacienda.gov.py/odmh-core/rest/orden-transferencia/datos/orden-transferencia_&quot;;[.A51];&quot;-&quot;;[.B51];&quot;.md5&quot;)" office:value-type="string" office:string-value="https://datos.hacienda.gov.py/odmh-core/rest/orden-transferencia/datos/orden-transferencia_2015-01.md5" calcext:value-type="string">
            <text:p>https://datos.hacienda.gov.py/odmh-core/rest/orden-transferencia/datos/orden-transferencia_2015-01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2</text:p>
          </table:table-cell>
          <table:table-cell table:formula="of:=CONCATENATE(&quot;https://datos.hacienda.gov.py/odmh-core/rest/orden-transferencia/datos/orden-transferencia_&quot;;[.A52];&quot;-&quot;;[.B52];&quot;.zip&quot;)" office:value-type="string" office:string-value="https://datos.hacienda.gov.py/odmh-core/rest/orden-transferencia/datos/orden-transferencia_2015-02.zip" calcext:value-type="string">
            <text:p>https://datos.hacienda.gov.py/odmh-core/rest/orden-transferencia/datos/orden-transferencia_2015-02.zip</text:p>
          </table:table-cell>
          <table:table-cell table:formula="of:=CONCATENATE(&quot;https://datos.hacienda.gov.py/odmh-core/rest/orden-transferencia/datos/orden-transferencia_&quot;;[.A52];&quot;-&quot;;[.B52];&quot;.md5&quot;)" office:value-type="string" office:string-value="https://datos.hacienda.gov.py/odmh-core/rest/orden-transferencia/datos/orden-transferencia_2015-02.md5" calcext:value-type="string">
            <text:p>https://datos.hacienda.gov.py/odmh-core/rest/orden-transferencia/datos/orden-transferencia_2015-02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3</text:p>
          </table:table-cell>
          <table:table-cell table:formula="of:=CONCATENATE(&quot;https://datos.hacienda.gov.py/odmh-core/rest/orden-transferencia/datos/orden-transferencia_&quot;;[.A53];&quot;-&quot;;[.B53];&quot;.zip&quot;)" office:value-type="string" office:string-value="https://datos.hacienda.gov.py/odmh-core/rest/orden-transferencia/datos/orden-transferencia_2015-03.zip" calcext:value-type="string">
            <text:p>https://datos.hacienda.gov.py/odmh-core/rest/orden-transferencia/datos/orden-transferencia_2015-03.zip</text:p>
          </table:table-cell>
          <table:table-cell table:formula="of:=CONCATENATE(&quot;https://datos.hacienda.gov.py/odmh-core/rest/orden-transferencia/datos/orden-transferencia_&quot;;[.A53];&quot;-&quot;;[.B53];&quot;.md5&quot;)" office:value-type="string" office:string-value="https://datos.hacienda.gov.py/odmh-core/rest/orden-transferencia/datos/orden-transferencia_2015-03.md5" calcext:value-type="string">
            <text:p>https://datos.hacienda.gov.py/odmh-core/rest/orden-transferencia/datos/orden-transferencia_2015-03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4</text:p>
          </table:table-cell>
          <table:table-cell table:formula="of:=CONCATENATE(&quot;https://datos.hacienda.gov.py/odmh-core/rest/orden-transferencia/datos/orden-transferencia_&quot;;[.A54];&quot;-&quot;;[.B54];&quot;.zip&quot;)" office:value-type="string" office:string-value="https://datos.hacienda.gov.py/odmh-core/rest/orden-transferencia/datos/orden-transferencia_2015-04.zip" calcext:value-type="string">
            <text:p>https://datos.hacienda.gov.py/odmh-core/rest/orden-transferencia/datos/orden-transferencia_2015-04.zip</text:p>
          </table:table-cell>
          <table:table-cell table:formula="of:=CONCATENATE(&quot;https://datos.hacienda.gov.py/odmh-core/rest/orden-transferencia/datos/orden-transferencia_&quot;;[.A54];&quot;-&quot;;[.B54];&quot;.md5&quot;)" office:value-type="string" office:string-value="https://datos.hacienda.gov.py/odmh-core/rest/orden-transferencia/datos/orden-transferencia_2015-04.md5" calcext:value-type="string">
            <text:p>https://datos.hacienda.gov.py/odmh-core/rest/orden-transferencia/datos/orden-transferencia_2015-04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5</text:p>
          </table:table-cell>
          <table:table-cell table:formula="of:=CONCATENATE(&quot;https://datos.hacienda.gov.py/odmh-core/rest/orden-transferencia/datos/orden-transferencia_&quot;;[.A55];&quot;-&quot;;[.B55];&quot;.zip&quot;)" office:value-type="string" office:string-value="https://datos.hacienda.gov.py/odmh-core/rest/orden-transferencia/datos/orden-transferencia_2015-05.zip" calcext:value-type="string">
            <text:p>https://datos.hacienda.gov.py/odmh-core/rest/orden-transferencia/datos/orden-transferencia_2015-05.zip</text:p>
          </table:table-cell>
          <table:table-cell table:formula="of:=CONCATENATE(&quot;https://datos.hacienda.gov.py/odmh-core/rest/orden-transferencia/datos/orden-transferencia_&quot;;[.A55];&quot;-&quot;;[.B55];&quot;.md5&quot;)" office:value-type="string" office:string-value="https://datos.hacienda.gov.py/odmh-core/rest/orden-transferencia/datos/orden-transferencia_2015-05.md5" calcext:value-type="string">
            <text:p>https://datos.hacienda.gov.py/odmh-core/rest/orden-transferencia/datos/orden-transferencia_2015-05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6</text:p>
          </table:table-cell>
          <table:table-cell table:formula="of:=CONCATENATE(&quot;https://datos.hacienda.gov.py/odmh-core/rest/orden-transferencia/datos/orden-transferencia_&quot;;[.A56];&quot;-&quot;;[.B56];&quot;.zip&quot;)" office:value-type="string" office:string-value="https://datos.hacienda.gov.py/odmh-core/rest/orden-transferencia/datos/orden-transferencia_2015-06.zip" calcext:value-type="string">
            <text:p>https://datos.hacienda.gov.py/odmh-core/rest/orden-transferencia/datos/orden-transferencia_2015-06.zip</text:p>
          </table:table-cell>
          <table:table-cell table:formula="of:=CONCATENATE(&quot;https://datos.hacienda.gov.py/odmh-core/rest/orden-transferencia/datos/orden-transferencia_&quot;;[.A56];&quot;-&quot;;[.B56];&quot;.md5&quot;)" office:value-type="string" office:string-value="https://datos.hacienda.gov.py/odmh-core/rest/orden-transferencia/datos/orden-transferencia_2015-06.md5" calcext:value-type="string">
            <text:p>https://datos.hacienda.gov.py/odmh-core/rest/orden-transferencia/datos/orden-transferencia_2015-06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7</text:p>
          </table:table-cell>
          <table:table-cell table:formula="of:=CONCATENATE(&quot;https://datos.hacienda.gov.py/odmh-core/rest/orden-transferencia/datos/orden-transferencia_&quot;;[.A57];&quot;-&quot;;[.B57];&quot;.zip&quot;)" office:value-type="string" office:string-value="https://datos.hacienda.gov.py/odmh-core/rest/orden-transferencia/datos/orden-transferencia_2015-07.zip" calcext:value-type="string">
            <text:p>https://datos.hacienda.gov.py/odmh-core/rest/orden-transferencia/datos/orden-transferencia_2015-07.zip</text:p>
          </table:table-cell>
          <table:table-cell table:formula="of:=CONCATENATE(&quot;https://datos.hacienda.gov.py/odmh-core/rest/orden-transferencia/datos/orden-transferencia_&quot;;[.A57];&quot;-&quot;;[.B57];&quot;.md5&quot;)" office:value-type="string" office:string-value="https://datos.hacienda.gov.py/odmh-core/rest/orden-transferencia/datos/orden-transferencia_2015-07.md5" calcext:value-type="string">
            <text:p>https://datos.hacienda.gov.py/odmh-core/rest/orden-transferencia/datos/orden-transferencia_2015-07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8</text:p>
          </table:table-cell>
          <table:table-cell table:formula="of:=CONCATENATE(&quot;https://datos.hacienda.gov.py/odmh-core/rest/orden-transferencia/datos/orden-transferencia_&quot;;[.A58];&quot;-&quot;;[.B58];&quot;.zip&quot;)" office:value-type="string" office:string-value="https://datos.hacienda.gov.py/odmh-core/rest/orden-transferencia/datos/orden-transferencia_2015-08.zip" calcext:value-type="string">
            <text:p>https://datos.hacienda.gov.py/odmh-core/rest/orden-transferencia/datos/orden-transferencia_2015-08.zip</text:p>
          </table:table-cell>
          <table:table-cell table:formula="of:=CONCATENATE(&quot;https://datos.hacienda.gov.py/odmh-core/rest/orden-transferencia/datos/orden-transferencia_&quot;;[.A58];&quot;-&quot;;[.B58];&quot;.md5&quot;)" office:value-type="string" office:string-value="https://datos.hacienda.gov.py/odmh-core/rest/orden-transferencia/datos/orden-transferencia_2015-08.md5" calcext:value-type="string">
            <text:p>https://datos.hacienda.gov.py/odmh-core/rest/orden-transferencia/datos/orden-transferencia_2015-08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09</text:p>
          </table:table-cell>
          <table:table-cell table:formula="of:=CONCATENATE(&quot;https://datos.hacienda.gov.py/odmh-core/rest/orden-transferencia/datos/orden-transferencia_&quot;;[.A59];&quot;-&quot;;[.B59];&quot;.zip&quot;)" office:value-type="string" office:string-value="https://datos.hacienda.gov.py/odmh-core/rest/orden-transferencia/datos/orden-transferencia_2015-09.zip" calcext:value-type="string">
            <text:p>https://datos.hacienda.gov.py/odmh-core/rest/orden-transferencia/datos/orden-transferencia_2015-09.zip</text:p>
          </table:table-cell>
          <table:table-cell table:formula="of:=CONCATENATE(&quot;https://datos.hacienda.gov.py/odmh-core/rest/orden-transferencia/datos/orden-transferencia_&quot;;[.A59];&quot;-&quot;;[.B59];&quot;.md5&quot;)" office:value-type="string" office:string-value="https://datos.hacienda.gov.py/odmh-core/rest/orden-transferencia/datos/orden-transferencia_2015-09.md5" calcext:value-type="string">
            <text:p>https://datos.hacienda.gov.py/odmh-core/rest/orden-transferencia/datos/orden-transferencia_2015-09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0</text:p>
          </table:table-cell>
          <table:table-cell table:formula="of:=CONCATENATE(&quot;https://datos.hacienda.gov.py/odmh-core/rest/orden-transferencia/datos/orden-transferencia_&quot;;[.A60];&quot;-&quot;;[.B60];&quot;.zip&quot;)" office:value-type="string" office:string-value="https://datos.hacienda.gov.py/odmh-core/rest/orden-transferencia/datos/orden-transferencia_2015-10.zip" calcext:value-type="string">
            <text:p>https://datos.hacienda.gov.py/odmh-core/rest/orden-transferencia/datos/orden-transferencia_2015-10.zip</text:p>
          </table:table-cell>
          <table:table-cell table:formula="of:=CONCATENATE(&quot;https://datos.hacienda.gov.py/odmh-core/rest/orden-transferencia/datos/orden-transferencia_&quot;;[.A60];&quot;-&quot;;[.B60];&quot;.md5&quot;)" office:value-type="string" office:string-value="https://datos.hacienda.gov.py/odmh-core/rest/orden-transferencia/datos/orden-transferencia_2015-10.md5" calcext:value-type="string">
            <text:p>https://datos.hacienda.gov.py/odmh-core/rest/orden-transferencia/datos/orden-transferencia_2015-10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</text:p>
          </table:table-cell>
          <table:table-cell table:formula="of:=CONCATENATE(&quot;https://datos.hacienda.gov.py/odmh-core/rest/orden-transferencia/datos/orden-transferencia_&quot;;[.A61];&quot;-&quot;;[.B61];&quot;.zip&quot;)" office:value-type="string" office:string-value="https://datos.hacienda.gov.py/odmh-core/rest/orden-transferencia/datos/orden-transferencia_2015-11.zip" calcext:value-type="string">
            <text:p>https://datos.hacienda.gov.py/odmh-core/rest/orden-transferencia/datos/orden-transferencia_2015-11.zip</text:p>
          </table:table-cell>
          <table:table-cell table:formula="of:=CONCATENATE(&quot;https://datos.hacienda.gov.py/odmh-core/rest/orden-transferencia/datos/orden-transferencia_&quot;;[.A61];&quot;-&quot;;[.B61];&quot;.md5&quot;)" office:value-type="string" office:string-value="https://datos.hacienda.gov.py/odmh-core/rest/orden-transferencia/datos/orden-transferencia_2015-11.md5" calcext:value-type="string">
            <text:p>https://datos.hacienda.gov.py/odmh-core/rest/orden-transferencia/datos/orden-transferencia_2015-11.md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2</text:p>
          </table:table-cell>
          <table:table-cell table:formula="of:=CONCATENATE(&quot;https://datos.hacienda.gov.py/odmh-core/rest/orden-transferencia/datos/orden-transferencia_&quot;;[.A62];&quot;-&quot;;[.B62];&quot;.zip&quot;)" office:value-type="string" office:string-value="https://datos.hacienda.gov.py/odmh-core/rest/orden-transferencia/datos/orden-transferencia_2015-12.zip" calcext:value-type="string">
            <text:p>https://datos.hacienda.gov.py/odmh-core/rest/orden-transferencia/datos/orden-transferencia_2015-12.zip</text:p>
          </table:table-cell>
          <table:table-cell table:formula="of:=CONCATENATE(&quot;https://datos.hacienda.gov.py/odmh-core/rest/orden-transferencia/datos/orden-transferencia_&quot;;[.A62];&quot;-&quot;;[.B62];&quot;.md5&quot;)" office:value-type="string" office:string-value="https://datos.hacienda.gov.py/odmh-core/rest/orden-transferencia/datos/orden-transferencia_2015-12.md5" calcext:value-type="string">
            <text:p>https://datos.hacienda.gov.py/odmh-core/rest/orden-transferencia/datos/orden-transferencia_2015-12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1</text:p>
          </table:table-cell>
          <table:table-cell table:formula="of:=CONCATENATE(&quot;https://datos.hacienda.gov.py/odmh-core/rest/orden-transferencia/datos/orden-transferencia_&quot;;[.A63];&quot;-&quot;;[.B63];&quot;.zip&quot;)" office:value-type="string" office:string-value="https://datos.hacienda.gov.py/odmh-core/rest/orden-transferencia/datos/orden-transferencia_2016-01.zip" calcext:value-type="string">
            <text:p>https://datos.hacienda.gov.py/odmh-core/rest/orden-transferencia/datos/orden-transferencia_2016-01.zip</text:p>
          </table:table-cell>
          <table:table-cell table:formula="of:=CONCATENATE(&quot;https://datos.hacienda.gov.py/odmh-core/rest/orden-transferencia/datos/orden-transferencia_&quot;;[.A63];&quot;-&quot;;[.B63];&quot;.md5&quot;)" office:value-type="string" office:string-value="https://datos.hacienda.gov.py/odmh-core/rest/orden-transferencia/datos/orden-transferencia_2016-01.md5" calcext:value-type="string">
            <text:p>https://datos.hacienda.gov.py/odmh-core/rest/orden-transferencia/datos/orden-transferencia_2016-01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2</text:p>
          </table:table-cell>
          <table:table-cell table:formula="of:=CONCATENATE(&quot;https://datos.hacienda.gov.py/odmh-core/rest/orden-transferencia/datos/orden-transferencia_&quot;;[.A64];&quot;-&quot;;[.B64];&quot;.zip&quot;)" office:value-type="string" office:string-value="https://datos.hacienda.gov.py/odmh-core/rest/orden-transferencia/datos/orden-transferencia_2016-02.zip" calcext:value-type="string">
            <text:p>https://datos.hacienda.gov.py/odmh-core/rest/orden-transferencia/datos/orden-transferencia_2016-02.zip</text:p>
          </table:table-cell>
          <table:table-cell table:formula="of:=CONCATENATE(&quot;https://datos.hacienda.gov.py/odmh-core/rest/orden-transferencia/datos/orden-transferencia_&quot;;[.A64];&quot;-&quot;;[.B64];&quot;.md5&quot;)" office:value-type="string" office:string-value="https://datos.hacienda.gov.py/odmh-core/rest/orden-transferencia/datos/orden-transferencia_2016-02.md5" calcext:value-type="string">
            <text:p>https://datos.hacienda.gov.py/odmh-core/rest/orden-transferencia/datos/orden-transferencia_2016-02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3</text:p>
          </table:table-cell>
          <table:table-cell table:formula="of:=CONCATENATE(&quot;https://datos.hacienda.gov.py/odmh-core/rest/orden-transferencia/datos/orden-transferencia_&quot;;[.A65];&quot;-&quot;;[.B65];&quot;.zip&quot;)" office:value-type="string" office:string-value="https://datos.hacienda.gov.py/odmh-core/rest/orden-transferencia/datos/orden-transferencia_2016-03.zip" calcext:value-type="string">
            <text:p>https://datos.hacienda.gov.py/odmh-core/rest/orden-transferencia/datos/orden-transferencia_2016-03.zip</text:p>
          </table:table-cell>
          <table:table-cell table:formula="of:=CONCATENATE(&quot;https://datos.hacienda.gov.py/odmh-core/rest/orden-transferencia/datos/orden-transferencia_&quot;;[.A65];&quot;-&quot;;[.B65];&quot;.md5&quot;)" office:value-type="string" office:string-value="https://datos.hacienda.gov.py/odmh-core/rest/orden-transferencia/datos/orden-transferencia_2016-03.md5" calcext:value-type="string">
            <text:p>https://datos.hacienda.gov.py/odmh-core/rest/orden-transferencia/datos/orden-transferencia_2016-03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4</text:p>
          </table:table-cell>
          <table:table-cell table:formula="of:=CONCATENATE(&quot;https://datos.hacienda.gov.py/odmh-core/rest/orden-transferencia/datos/orden-transferencia_&quot;;[.A66];&quot;-&quot;;[.B66];&quot;.zip&quot;)" office:value-type="string" office:string-value="https://datos.hacienda.gov.py/odmh-core/rest/orden-transferencia/datos/orden-transferencia_2016-04.zip" calcext:value-type="string">
            <text:p>https://datos.hacienda.gov.py/odmh-core/rest/orden-transferencia/datos/orden-transferencia_2016-04.zip</text:p>
          </table:table-cell>
          <table:table-cell table:formula="of:=CONCATENATE(&quot;https://datos.hacienda.gov.py/odmh-core/rest/orden-transferencia/datos/orden-transferencia_&quot;;[.A66];&quot;-&quot;;[.B66];&quot;.md5&quot;)" office:value-type="string" office:string-value="https://datos.hacienda.gov.py/odmh-core/rest/orden-transferencia/datos/orden-transferencia_2016-04.md5" calcext:value-type="string">
            <text:p>https://datos.hacienda.gov.py/odmh-core/rest/orden-transferencia/datos/orden-transferencia_2016-04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5</text:p>
          </table:table-cell>
          <table:table-cell table:formula="of:=CONCATENATE(&quot;https://datos.hacienda.gov.py/odmh-core/rest/orden-transferencia/datos/orden-transferencia_&quot;;[.A67];&quot;-&quot;;[.B67];&quot;.zip&quot;)" office:value-type="string" office:string-value="https://datos.hacienda.gov.py/odmh-core/rest/orden-transferencia/datos/orden-transferencia_2016-05.zip" calcext:value-type="string">
            <text:p>https://datos.hacienda.gov.py/odmh-core/rest/orden-transferencia/datos/orden-transferencia_2016-05.zip</text:p>
          </table:table-cell>
          <table:table-cell table:formula="of:=CONCATENATE(&quot;https://datos.hacienda.gov.py/odmh-core/rest/orden-transferencia/datos/orden-transferencia_&quot;;[.A67];&quot;-&quot;;[.B67];&quot;.md5&quot;)" office:value-type="string" office:string-value="https://datos.hacienda.gov.py/odmh-core/rest/orden-transferencia/datos/orden-transferencia_2016-05.md5" calcext:value-type="string">
            <text:p>https://datos.hacienda.gov.py/odmh-core/rest/orden-transferencia/datos/orden-transferencia_2016-05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6</text:p>
          </table:table-cell>
          <table:table-cell table:formula="of:=CONCATENATE(&quot;https://datos.hacienda.gov.py/odmh-core/rest/orden-transferencia/datos/orden-transferencia_&quot;;[.A68];&quot;-&quot;;[.B68];&quot;.zip&quot;)" office:value-type="string" office:string-value="https://datos.hacienda.gov.py/odmh-core/rest/orden-transferencia/datos/orden-transferencia_2016-06.zip" calcext:value-type="string">
            <text:p>https://datos.hacienda.gov.py/odmh-core/rest/orden-transferencia/datos/orden-transferencia_2016-06.zip</text:p>
          </table:table-cell>
          <table:table-cell table:formula="of:=CONCATENATE(&quot;https://datos.hacienda.gov.py/odmh-core/rest/orden-transferencia/datos/orden-transferencia_&quot;;[.A68];&quot;-&quot;;[.B68];&quot;.md5&quot;)" office:value-type="string" office:string-value="https://datos.hacienda.gov.py/odmh-core/rest/orden-transferencia/datos/orden-transferencia_2016-06.md5" calcext:value-type="string">
            <text:p>https://datos.hacienda.gov.py/odmh-core/rest/orden-transferencia/datos/orden-transferencia_2016-06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7</text:p>
          </table:table-cell>
          <table:table-cell table:formula="of:=CONCATENATE(&quot;https://datos.hacienda.gov.py/odmh-core/rest/orden-transferencia/datos/orden-transferencia_&quot;;[.A69];&quot;-&quot;;[.B69];&quot;.zip&quot;)" office:value-type="string" office:string-value="https://datos.hacienda.gov.py/odmh-core/rest/orden-transferencia/datos/orden-transferencia_2016-07.zip" calcext:value-type="string">
            <text:p>https://datos.hacienda.gov.py/odmh-core/rest/orden-transferencia/datos/orden-transferencia_2016-07.zip</text:p>
          </table:table-cell>
          <table:table-cell table:formula="of:=CONCATENATE(&quot;https://datos.hacienda.gov.py/odmh-core/rest/orden-transferencia/datos/orden-transferencia_&quot;;[.A69];&quot;-&quot;;[.B69];&quot;.md5&quot;)" office:value-type="string" office:string-value="https://datos.hacienda.gov.py/odmh-core/rest/orden-transferencia/datos/orden-transferencia_2016-07.md5" calcext:value-type="string">
            <text:p>https://datos.hacienda.gov.py/odmh-core/rest/orden-transferencia/datos/orden-transferencia_2016-07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8</text:p>
          </table:table-cell>
          <table:table-cell table:formula="of:=CONCATENATE(&quot;https://datos.hacienda.gov.py/odmh-core/rest/orden-transferencia/datos/orden-transferencia_&quot;;[.A70];&quot;-&quot;;[.B70];&quot;.zip&quot;)" office:value-type="string" office:string-value="https://datos.hacienda.gov.py/odmh-core/rest/orden-transferencia/datos/orden-transferencia_2016-08.zip" calcext:value-type="string">
            <text:p>https://datos.hacienda.gov.py/odmh-core/rest/orden-transferencia/datos/orden-transferencia_2016-08.zip</text:p>
          </table:table-cell>
          <table:table-cell table:formula="of:=CONCATENATE(&quot;https://datos.hacienda.gov.py/odmh-core/rest/orden-transferencia/datos/orden-transferencia_&quot;;[.A70];&quot;-&quot;;[.B70];&quot;.md5&quot;)" office:value-type="string" office:string-value="https://datos.hacienda.gov.py/odmh-core/rest/orden-transferencia/datos/orden-transferencia_2016-08.md5" calcext:value-type="string">
            <text:p>https://datos.hacienda.gov.py/odmh-core/rest/orden-transferencia/datos/orden-transferencia_2016-08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09</text:p>
          </table:table-cell>
          <table:table-cell table:formula="of:=CONCATENATE(&quot;https://datos.hacienda.gov.py/odmh-core/rest/orden-transferencia/datos/orden-transferencia_&quot;;[.A71];&quot;-&quot;;[.B71];&quot;.zip&quot;)" office:value-type="string" office:string-value="https://datos.hacienda.gov.py/odmh-core/rest/orden-transferencia/datos/orden-transferencia_2016-09.zip" calcext:value-type="string">
            <text:p>https://datos.hacienda.gov.py/odmh-core/rest/orden-transferencia/datos/orden-transferencia_2016-09.zip</text:p>
          </table:table-cell>
          <table:table-cell table:formula="of:=CONCATENATE(&quot;https://datos.hacienda.gov.py/odmh-core/rest/orden-transferencia/datos/orden-transferencia_&quot;;[.A71];&quot;-&quot;;[.B71];&quot;.md5&quot;)" office:value-type="string" office:string-value="https://datos.hacienda.gov.py/odmh-core/rest/orden-transferencia/datos/orden-transferencia_2016-09.md5" calcext:value-type="string">
            <text:p>https://datos.hacienda.gov.py/odmh-core/rest/orden-transferencia/datos/orden-transferencia_2016-09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</text:p>
          </table:table-cell>
          <table:table-cell table:formula="of:=CONCATENATE(&quot;https://datos.hacienda.gov.py/odmh-core/rest/orden-transferencia/datos/orden-transferencia_&quot;;[.A72];&quot;-&quot;;[.B72];&quot;.zip&quot;)" office:value-type="string" office:string-value="https://datos.hacienda.gov.py/odmh-core/rest/orden-transferencia/datos/orden-transferencia_2016-10.zip" calcext:value-type="string">
            <text:p>https://datos.hacienda.gov.py/odmh-core/rest/orden-transferencia/datos/orden-transferencia_2016-10.zip</text:p>
          </table:table-cell>
          <table:table-cell table:formula="of:=CONCATENATE(&quot;https://datos.hacienda.gov.py/odmh-core/rest/orden-transferencia/datos/orden-transferencia_&quot;;[.A72];&quot;-&quot;;[.B72];&quot;.md5&quot;)" office:value-type="string" office:string-value="https://datos.hacienda.gov.py/odmh-core/rest/orden-transferencia/datos/orden-transferencia_2016-10.md5" calcext:value-type="string">
            <text:p>https://datos.hacienda.gov.py/odmh-core/rest/orden-transferencia/datos/orden-transferencia_2016-10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</text:p>
          </table:table-cell>
          <table:table-cell table:formula="of:=CONCATENATE(&quot;https://datos.hacienda.gov.py/odmh-core/rest/orden-transferencia/datos/orden-transferencia_&quot;;[.A73];&quot;-&quot;;[.B73];&quot;.zip&quot;)" office:value-type="string" office:string-value="https://datos.hacienda.gov.py/odmh-core/rest/orden-transferencia/datos/orden-transferencia_2016-11.zip" calcext:value-type="string">
            <text:p>https://datos.hacienda.gov.py/odmh-core/rest/orden-transferencia/datos/orden-transferencia_2016-11.zip</text:p>
          </table:table-cell>
          <table:table-cell table:formula="of:=CONCATENATE(&quot;https://datos.hacienda.gov.py/odmh-core/rest/orden-transferencia/datos/orden-transferencia_&quot;;[.A73];&quot;-&quot;;[.B73];&quot;.md5&quot;)" office:value-type="string" office:string-value="https://datos.hacienda.gov.py/odmh-core/rest/orden-transferencia/datos/orden-transferencia_2016-11.md5" calcext:value-type="string">
            <text:p>https://datos.hacienda.gov.py/odmh-core/rest/orden-transferencia/datos/orden-transferencia_2016-11.md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2</text:p>
          </table:table-cell>
          <table:table-cell table:formula="of:=CONCATENATE(&quot;https://datos.hacienda.gov.py/odmh-core/rest/orden-transferencia/datos/orden-transferencia_&quot;;[.A74];&quot;-&quot;;[.B74];&quot;.zip&quot;)" office:value-type="string" office:string-value="https://datos.hacienda.gov.py/odmh-core/rest/orden-transferencia/datos/orden-transferencia_2016-12.zip" calcext:value-type="string">
            <text:p>https://datos.hacienda.gov.py/odmh-core/rest/orden-transferencia/datos/orden-transferencia_2016-12.zip</text:p>
          </table:table-cell>
          <table:table-cell table:formula="of:=CONCATENATE(&quot;https://datos.hacienda.gov.py/odmh-core/rest/orden-transferencia/datos/orden-transferencia_&quot;;[.A74];&quot;-&quot;;[.B74];&quot;.md5&quot;)" office:value-type="string" office:string-value="https://datos.hacienda.gov.py/odmh-core/rest/orden-transferencia/datos/orden-transferencia_2016-12.md5" calcext:value-type="string">
            <text:p>https://datos.hacienda.gov.py/odmh-core/rest/orden-transferencia/datos/orden-transferencia_2016-12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1</text:p>
          </table:table-cell>
          <table:table-cell table:formula="of:=CONCATENATE(&quot;https://datos.hacienda.gov.py/odmh-core/rest/orden-transferencia/datos/orden-transferencia_&quot;;[.A75];&quot;-&quot;;[.B75];&quot;.zip&quot;)" office:value-type="string" office:string-value="https://datos.hacienda.gov.py/odmh-core/rest/orden-transferencia/datos/orden-transferencia_2017-01.zip" calcext:value-type="string">
            <text:p>https://datos.hacienda.gov.py/odmh-core/rest/orden-transferencia/datos/orden-transferencia_2017-01.zip</text:p>
          </table:table-cell>
          <table:table-cell table:formula="of:=CONCATENATE(&quot;https://datos.hacienda.gov.py/odmh-core/rest/orden-transferencia/datos/orden-transferencia_&quot;;[.A75];&quot;-&quot;;[.B75];&quot;.md5&quot;)" office:value-type="string" office:string-value="https://datos.hacienda.gov.py/odmh-core/rest/orden-transferencia/datos/orden-transferencia_2017-01.md5" calcext:value-type="string">
            <text:p>https://datos.hacienda.gov.py/odmh-core/rest/orden-transferencia/datos/orden-transferencia_2017-01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2</text:p>
          </table:table-cell>
          <table:table-cell table:formula="of:=CONCATENATE(&quot;https://datos.hacienda.gov.py/odmh-core/rest/orden-transferencia/datos/orden-transferencia_&quot;;[.A76];&quot;-&quot;;[.B76];&quot;.zip&quot;)" office:value-type="string" office:string-value="https://datos.hacienda.gov.py/odmh-core/rest/orden-transferencia/datos/orden-transferencia_2017-02.zip" calcext:value-type="string">
            <text:p>https://datos.hacienda.gov.py/odmh-core/rest/orden-transferencia/datos/orden-transferencia_2017-02.zip</text:p>
          </table:table-cell>
          <table:table-cell table:formula="of:=CONCATENATE(&quot;https://datos.hacienda.gov.py/odmh-core/rest/orden-transferencia/datos/orden-transferencia_&quot;;[.A76];&quot;-&quot;;[.B76];&quot;.md5&quot;)" office:value-type="string" office:string-value="https://datos.hacienda.gov.py/odmh-core/rest/orden-transferencia/datos/orden-transferencia_2017-02.md5" calcext:value-type="string">
            <text:p>https://datos.hacienda.gov.py/odmh-core/rest/orden-transferencia/datos/orden-transferencia_2017-02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3</text:p>
          </table:table-cell>
          <table:table-cell table:formula="of:=CONCATENATE(&quot;https://datos.hacienda.gov.py/odmh-core/rest/orden-transferencia/datos/orden-transferencia_&quot;;[.A77];&quot;-&quot;;[.B77];&quot;.zip&quot;)" office:value-type="string" office:string-value="https://datos.hacienda.gov.py/odmh-core/rest/orden-transferencia/datos/orden-transferencia_2017-03.zip" calcext:value-type="string">
            <text:p>https://datos.hacienda.gov.py/odmh-core/rest/orden-transferencia/datos/orden-transferencia_2017-03.zip</text:p>
          </table:table-cell>
          <table:table-cell table:formula="of:=CONCATENATE(&quot;https://datos.hacienda.gov.py/odmh-core/rest/orden-transferencia/datos/orden-transferencia_&quot;;[.A77];&quot;-&quot;;[.B77];&quot;.md5&quot;)" office:value-type="string" office:string-value="https://datos.hacienda.gov.py/odmh-core/rest/orden-transferencia/datos/orden-transferencia_2017-03.md5" calcext:value-type="string">
            <text:p>https://datos.hacienda.gov.py/odmh-core/rest/orden-transferencia/datos/orden-transferencia_2017-03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4</text:p>
          </table:table-cell>
          <table:table-cell table:formula="of:=CONCATENATE(&quot;https://datos.hacienda.gov.py/odmh-core/rest/orden-transferencia/datos/orden-transferencia_&quot;;[.A78];&quot;-&quot;;[.B78];&quot;.zip&quot;)" office:value-type="string" office:string-value="https://datos.hacienda.gov.py/odmh-core/rest/orden-transferencia/datos/orden-transferencia_2017-04.zip" calcext:value-type="string">
            <text:p>https://datos.hacienda.gov.py/odmh-core/rest/orden-transferencia/datos/orden-transferencia_2017-04.zip</text:p>
          </table:table-cell>
          <table:table-cell table:formula="of:=CONCATENATE(&quot;https://datos.hacienda.gov.py/odmh-core/rest/orden-transferencia/datos/orden-transferencia_&quot;;[.A78];&quot;-&quot;;[.B78];&quot;.md5&quot;)" office:value-type="string" office:string-value="https://datos.hacienda.gov.py/odmh-core/rest/orden-transferencia/datos/orden-transferencia_2017-04.md5" calcext:value-type="string">
            <text:p>https://datos.hacienda.gov.py/odmh-core/rest/orden-transferencia/datos/orden-transferencia_2017-04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5</text:p>
          </table:table-cell>
          <table:table-cell table:formula="of:=CONCATENATE(&quot;https://datos.hacienda.gov.py/odmh-core/rest/orden-transferencia/datos/orden-transferencia_&quot;;[.A79];&quot;-&quot;;[.B79];&quot;.zip&quot;)" office:value-type="string" office:string-value="https://datos.hacienda.gov.py/odmh-core/rest/orden-transferencia/datos/orden-transferencia_2017-05.zip" calcext:value-type="string">
            <text:p>https://datos.hacienda.gov.py/odmh-core/rest/orden-transferencia/datos/orden-transferencia_2017-05.zip</text:p>
          </table:table-cell>
          <table:table-cell table:formula="of:=CONCATENATE(&quot;https://datos.hacienda.gov.py/odmh-core/rest/orden-transferencia/datos/orden-transferencia_&quot;;[.A79];&quot;-&quot;;[.B79];&quot;.md5&quot;)" office:value-type="string" office:string-value="https://datos.hacienda.gov.py/odmh-core/rest/orden-transferencia/datos/orden-transferencia_2017-05.md5" calcext:value-type="string">
            <text:p>https://datos.hacienda.gov.py/odmh-core/rest/orden-transferencia/datos/orden-transferencia_2017-05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6</text:p>
          </table:table-cell>
          <table:table-cell table:formula="of:=CONCATENATE(&quot;https://datos.hacienda.gov.py/odmh-core/rest/orden-transferencia/datos/orden-transferencia_&quot;;[.A80];&quot;-&quot;;[.B80];&quot;.zip&quot;)" office:value-type="string" office:string-value="https://datos.hacienda.gov.py/odmh-core/rest/orden-transferencia/datos/orden-transferencia_2017-06.zip" calcext:value-type="string">
            <text:p>https://datos.hacienda.gov.py/odmh-core/rest/orden-transferencia/datos/orden-transferencia_2017-06.zip</text:p>
          </table:table-cell>
          <table:table-cell table:formula="of:=CONCATENATE(&quot;https://datos.hacienda.gov.py/odmh-core/rest/orden-transferencia/datos/orden-transferencia_&quot;;[.A80];&quot;-&quot;;[.B80];&quot;.md5&quot;)" office:value-type="string" office:string-value="https://datos.hacienda.gov.py/odmh-core/rest/orden-transferencia/datos/orden-transferencia_2017-06.md5" calcext:value-type="string">
            <text:p>https://datos.hacienda.gov.py/odmh-core/rest/orden-transferencia/datos/orden-transferencia_2017-06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7</text:p>
          </table:table-cell>
          <table:table-cell table:formula="of:=CONCATENATE(&quot;https://datos.hacienda.gov.py/odmh-core/rest/orden-transferencia/datos/orden-transferencia_&quot;;[.A81];&quot;-&quot;;[.B81];&quot;.zip&quot;)" office:value-type="string" office:string-value="https://datos.hacienda.gov.py/odmh-core/rest/orden-transferencia/datos/orden-transferencia_2017-07.zip" calcext:value-type="string">
            <text:p>https://datos.hacienda.gov.py/odmh-core/rest/orden-transferencia/datos/orden-transferencia_2017-07.zip</text:p>
          </table:table-cell>
          <table:table-cell table:formula="of:=CONCATENATE(&quot;https://datos.hacienda.gov.py/odmh-core/rest/orden-transferencia/datos/orden-transferencia_&quot;;[.A81];&quot;-&quot;;[.B81];&quot;.md5&quot;)" office:value-type="string" office:string-value="https://datos.hacienda.gov.py/odmh-core/rest/orden-transferencia/datos/orden-transferencia_2017-07.md5" calcext:value-type="string">
            <text:p>https://datos.hacienda.gov.py/odmh-core/rest/orden-transferencia/datos/orden-transferencia_2017-07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8</text:p>
          </table:table-cell>
          <table:table-cell table:formula="of:=CONCATENATE(&quot;https://datos.hacienda.gov.py/odmh-core/rest/orden-transferencia/datos/orden-transferencia_&quot;;[.A82];&quot;-&quot;;[.B82];&quot;.zip&quot;)" office:value-type="string" office:string-value="https://datos.hacienda.gov.py/odmh-core/rest/orden-transferencia/datos/orden-transferencia_2017-08.zip" calcext:value-type="string">
            <text:p>https://datos.hacienda.gov.py/odmh-core/rest/orden-transferencia/datos/orden-transferencia_2017-08.zip</text:p>
          </table:table-cell>
          <table:table-cell table:formula="of:=CONCATENATE(&quot;https://datos.hacienda.gov.py/odmh-core/rest/orden-transferencia/datos/orden-transferencia_&quot;;[.A82];&quot;-&quot;;[.B82];&quot;.md5&quot;)" office:value-type="string" office:string-value="https://datos.hacienda.gov.py/odmh-core/rest/orden-transferencia/datos/orden-transferencia_2017-08.md5" calcext:value-type="string">
            <text:p>https://datos.hacienda.gov.py/odmh-core/rest/orden-transferencia/datos/orden-transferencia_2017-08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09</text:p>
          </table:table-cell>
          <table:table-cell table:formula="of:=CONCATENATE(&quot;https://datos.hacienda.gov.py/odmh-core/rest/orden-transferencia/datos/orden-transferencia_&quot;;[.A83];&quot;-&quot;;[.B83];&quot;.zip&quot;)" office:value-type="string" office:string-value="https://datos.hacienda.gov.py/odmh-core/rest/orden-transferencia/datos/orden-transferencia_2017-09.zip" calcext:value-type="string">
            <text:p>https://datos.hacienda.gov.py/odmh-core/rest/orden-transferencia/datos/orden-transferencia_2017-09.zip</text:p>
          </table:table-cell>
          <table:table-cell table:formula="of:=CONCATENATE(&quot;https://datos.hacienda.gov.py/odmh-core/rest/orden-transferencia/datos/orden-transferencia_&quot;;[.A83];&quot;-&quot;;[.B83];&quot;.md5&quot;)" office:value-type="string" office:string-value="https://datos.hacienda.gov.py/odmh-core/rest/orden-transferencia/datos/orden-transferencia_2017-09.md5" calcext:value-type="string">
            <text:p>https://datos.hacienda.gov.py/odmh-core/rest/orden-transferencia/datos/orden-transferencia_2017-09.md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0</text:p>
          </table:table-cell>
          <table:table-cell table:formula="of:=CONCATENATE(&quot;https://datos.hacienda.gov.py/odmh-core/rest/orden-transferencia/datos/orden-transferencia_&quot;;[.A84];&quot;-&quot;;[.B84];&quot;.zip&quot;)" office:value-type="string" office:string-value="https://datos.hacienda.gov.py/odmh-core/rest/orden-transferencia/datos/orden-transferencia_2017-10.zip" calcext:value-type="string">
            <text:p>https://datos.hacienda.gov.py/odmh-core/rest/orden-transferencia/datos/orden-transferencia_2017-10.zip</text:p>
          </table:table-cell>
          <table:table-cell table:formula="of:=CONCATENATE(&quot;https://datos.hacienda.gov.py/odmh-core/rest/orden-transferencia/datos/orden-transferencia_&quot;;[.A84];&quot;-&quot;;[.B84];&quot;.md5&quot;)" office:value-type="string" office:string-value="https://datos.hacienda.gov.py/odmh-core/rest/orden-transferencia/datos/orden-transferencia_2017-10.md5" calcext:value-type="string">
            <text:p>https://datos.hacienda.gov.py/odmh-core/rest/orden-transferencia/datos/orden-transferencia_2017-10.md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33:28.855558616</meta:creation-date>
    <dc:date>2018-03-15T19:09:07.745949642</dc:date>
    <meta:editing-duration>PT27M35S</meta:editing-duration>
    <meta:editing-cycles>2</meta:editing-cycles>
    <meta:generator>LibreOffice/4.2.8.2$Linux_X86_64 LibreOffice_project/420m0$Build-2</meta:generator>
    <meta:document-statistic meta:table-count="1" meta:cell-count="336" meta:object-count="0"/>
  </office:meta>
</office:document-meta>
</file>